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374238">1. はじめに</text:a></text:p>
          <text:p text:style-name="Contents_20_1"><text:a xlink:type="simple" xlink:href="#org3732b17">2. 基本設定</text:a></text:p>
          <text:p text:style-name="Contents_20_2"><text:a xlink:type="simple" xlink:href="#orgca0f3ea">2.1. init.el のヘッダ</text:a></text:p>
          <text:p text:style-name="Contents_20_2"><text:a xlink:type="simple" xlink:href="#org7593f06">2.2. init ファイルの読み込み時間計測</text:a></text:p>
          <text:p text:style-name="Contents_20_2"><text:a xlink:type="simple" xlink:href="#org6994eb9">2.3. 起動時間の計測</text:a></text:p>
          <text:p text:style-name="Contents_20_2"><text:a xlink:type="simple" xlink:href="#orgcd306ec">2.4. GCサイズの最適化</text:a></text:p>
          <text:p text:style-name="Contents_20_2"><text:a xlink:type="simple" xlink:href="#org3ab0e8b">2.5. [exec-path-from-shell] PATH設定をシェルから継承する</text:a></text:p>
          <text:p text:style-name="Contents_20_2"><text:a xlink:type="simple" xlink:href="#org58e2625">2.6. cl を使う</text:a></text:p>
          <text:p text:style-name="Contents_20_2"><text:a xlink:type="simple" xlink:href="#orga8af4b2">2.7. [load-package-p] 設定の読み込みフラグを確認する</text:a></text:p>
          <text:p text:style-name="Contents_20_2"><text:a xlink:type="simple" xlink:href="#org9503b82">2.8. リストで関数を渡す autoload-if-found を使う</text:a></text:p>
          <text:p text:style-name="Contents_20_2"><text:a xlink:type="simple" xlink:href="#org0859c92">2.9. [eval-after-autoload-if-found] 複数関数を対象とする遅延読み込み</text:a></text:p>
          <text:p text:style-name="Contents_20_3"><text:a xlink:type="simple" xlink:href="#org0fd0b65">2.9.1. 関数版</text:a></text:p>
          <text:p text:style-name="Contents_20_3"><text:a xlink:type="simple" xlink:href="#orgf780bb6">2.9.2. マクロ版</text:a></text:p>
          <text:p text:style-name="Contents_20_2"><text:a xlink:type="simple" xlink:href="#org8da86b0">2.10. [library-p] load-path にライブラリがあるかを判定</text:a></text:p>
          <text:p text:style-name="Contents_20_2"><text:a xlink:type="simple" xlink:href="#orga0acbf6">2.11. [passed-clock-p] 指定時刻が本日の未来の時刻かを判定</text:a></text:p>
          <text:p text:style-name="Contents_20_2"><text:a xlink:type="simple" xlink:href="#orgcffcc52">2.12. [input-focus-p] フォーカス判定</text:a></text:p>
          <text:p text:style-name="Contents_20_2"><text:a xlink:type="simple" xlink:href="#orga76c845">2.13. 警告の抑制</text:a></text:p>
          <text:p text:style-name="Contents_20_2"><text:a xlink:type="simple" xlink:href="#org545dd4f">2.14. エラー表示の抑制</text:a></text:p>
          <text:p text:style-name="Contents_20_2"><text:a xlink:type="simple" xlink:href="#org84f1dfe">2.15. compilation buffer でのデータ表示で自動するスクロールする</text:a></text:p>
          <text:p text:style-name="Contents_20_2"><text:a xlink:type="simple" xlink:href="#orgeacc402">2.16. C-x C-c で容易にEmacsを終了させないように質問する</text:a></text:p>
          <text:p text:style-name="Contents_20_2"><text:a xlink:type="simple" xlink:href="#org351bc38">2.17. [shut-up.el] Messages 出力を封じる（制御する）</text:a></text:p>
          <text:p text:style-name="Contents_20_2"><text:a xlink:type="simple" xlink:href="#orgc5f104c">2.18. エンターキーの挙動</text:a></text:p>
          <text:p text:style-name="Contents_20_2"><text:a xlink:type="simple" xlink:href="#orgc2cf282">2.19. コマンド入力中に入力過程をミニバッファに反映する</text:a></text:p>
          <text:p text:style-name="Contents_20_1"><text:a xlink:type="simple" xlink:href="#orgd788c86">3. コア設定</text:a></text:p>
          <text:p text:style-name="Contents_20_2"><text:a xlink:type="simple" xlink:href="#orga67633e">3.1. 言語／文字コード</text:a></text:p>
          <text:p text:style-name="Contents_20_2"><text:a xlink:type="simple" xlink:href="#orge3c8617">3.2. 日本語入力</text:a></text:p>
          <text:p text:style-name="Contents_20_2"><text:a xlink:type="simple" xlink:href="#org767052f">3.3. [ag.el] 検索</text:a></text:p>
          <text:p text:style-name="Contents_20_2"><text:a xlink:type="simple" xlink:href="#org12db14e">3.4. 基本キーバインド</text:a></text:p>
          <text:p text:style-name="Contents_20_2"><text:a xlink:type="simple" xlink:href="#org4983498">3.5. ナローイングするか</text:a></text:p>
          <text:p text:style-name="Contents_20_2"><text:a xlink:type="simple" xlink:href="#org98e6928">3.6. バッファの終わりでのnewlineを禁止する</text:a></text:p>
          <text:p text:style-name="Contents_20_2"><text:a xlink:type="simple" xlink:href="#orge044218">3.7. 常に最終行に一行追加する</text:a></text:p>
          <text:p text:style-name="Contents_20_2"><text:a xlink:type="simple" xlink:href="#org8670f3f">3.8. 長い文章を右端で常に折り返す</text:a></text:p>
          <text:p text:style-name="Contents_20_2"><text:a xlink:type="simple" xlink:href="#orgdb2af28">3.9. バッファが外部から編集された場合に自動で再読み込みする</text:a></text:p>
          <text:p text:style-name="Contents_20_2"><text:a xlink:type="simple" xlink:href="#orgd2bb676">3.10. [uniquify.el] 同じバッファ名が開かれた場合に区別する</text:a></text:p>
          <text:p text:style-name="Contents_20_2"><text:a xlink:type="simple" xlink:href="#orgace6cb0">3.11. マウスで選択した領域を自動コピー</text:a></text:p>
          <text:p text:style-name="Contents_20_2"><text:a xlink:type="simple" xlink:href="#orgc0e0b3a">3.12. パッケージ管理</text:a></text:p>
          <text:p text:style-name="Contents_20_3"><text:a xlink:type="simple" xlink:href="#orgdc3e0d5">3.12.1. [cask-mode.el] モード設定</text:a></text:p>
          <text:p text:style-name="Contents_20_3"><text:a xlink:type="simple" xlink:href="#orgda17de3">3.12.2. Cask のセットアップ</text:a></text:p>
          <text:p text:style-name="Contents_20_3"><text:a xlink:type="simple" xlink:href="#org7e1ec2c">3.12.3. load-path を一箇所にして起動を高速化</text:a></text:p>
          <text:p text:style-name="Contents_20_3"><text:a xlink:type="simple" xlink:href="#orgcec0fb4">3.12.4. [paradox.el] パッケージ選択画面の改善</text:a></text:p>
          <text:p text:style-name="Contents_20_2"><text:a xlink:type="simple" xlink:href="#org25a97ac">3.13. インデント</text:a></text:p>
          <text:p text:style-name="Contents_20_2"><text:a xlink:type="simple" xlink:href="#org46ca449">3.14. [aggressive-indent] 即時バッファ整形</text:a></text:p>
          <text:p text:style-name="Contents_20_2"><text:a xlink:type="simple" xlink:href="#org6a3bd92">3.15. [ws-butler.el] 不要なスペースを自動除去</text:a></text:p>
          <text:p text:style-name="Contents_20_2"><text:a xlink:type="simple" xlink:href="#orgf779839">3.16. ファイルリンクを辿る時に確認のメッセージを出さない</text:a></text:p>
          <text:p text:style-name="Contents_20_2"><text:a xlink:type="simple" xlink:href="#org9125414">3.17. MBPビルド用設定</text:a></text:p>
          <text:p text:style-name="Contents_20_2"><text:a xlink:type="simple" xlink:href="#org2fcba07">3.18. NSビルド用設定 <text:span text:style-name="OrgTags">[<text:span text:style-name="OrgTag">Mac</text:span>]</text:span></text:a></text:p>
          <text:p text:style-name="Contents_20_1"><text:a xlink:type="simple" xlink:href="#orgc32813e">4. カーソル移動</text:a></text:p>
          <text:p text:style-name="Contents_20_2"><text:a xlink:type="simple" xlink:href="#orge88cbff">4.1. バッファ内のカーソル移動</text:a></text:p>
          <text:p text:style-name="Contents_20_2"><text:a xlink:type="simple" xlink:href="#orgf9629d8">4.2. バッファ間のカーソル移動</text:a></text:p>
          <text:p text:style-name="Contents_20_2"><text:a xlink:type="simple" xlink:href="#org4639807">4.3. スクロールを制御</text:a></text:p>
          <text:p text:style-name="Contents_20_2"><text:a xlink:type="simple" xlink:href="#orgec61d78">4.4. スクロールで表示を重複させる行数</text:a></text:p>
          <text:p text:style-name="Contents_20_2"><text:a xlink:type="simple" xlink:href="#orga85c5be">4.5. [SmoothScroll.el] カーソル固定でスクロールする</text:a></text:p>
          <text:p text:style-name="Contents_20_2"><text:a xlink:type="simple" xlink:href="#org50c8b3d">4.6. [smooth-scroll.el] 滑らかなスクロール</text:a></text:p>
          <text:p text:style-name="Contents_20_2"><text:a xlink:type="simple" xlink:href="#org4a41045">4.7. [point-undo.el] カーソル位置を簡単にたどる</text:a></text:p>
          <text:p text:style-name="Contents_20_2"><text:a xlink:type="simple" xlink:href="#org0a2aadf">4.8. [cycle-buffer.el] カレントバッファの表示切り替え</text:a></text:p>
          <text:p text:style-name="Contents_20_2"><text:a xlink:type="simple" xlink:href="#orgcd5e799">4.9. [bm.el] カーソル位置をブックマークして追う</text:a></text:p>
          <text:p text:style-name="Contents_20_2"><text:a xlink:type="simple" xlink:href="#org5bbc5ed">4.10. [centered-cursor-mode.el] カーソル位置をバッファ中央に固定</text:a></text:p>
          <text:p text:style-name="Contents_20_2"><text:a xlink:type="simple" xlink:href="#orgb870d6a">4.11. [back-button] マークをたどる</text:a></text:p>
          <text:p text:style-name="Contents_20_2"><text:a xlink:type="simple" xlink:href="#org1d0685e">4.12. [smart-mark] C-g後に元の場所へカーソルを戻す</text:a></text:p>
          <text:p text:style-name="Contents_20_2"><text:a xlink:type="simple" xlink:href="#org84455ac">4.13. <text:span text:style-name="OrgTodo">TODO</text:span> [syntax-subword.el] M-f で移動する位置をより密にする</text:a></text:p>
          <text:p text:style-name="Contents_20_2"><text:a xlink:type="simple" xlink:href="#org696fd3e">4.14. [goto-chg.el] 編集箇所を簡単に辿る</text:a></text:p>
          <text:p text:style-name="Contents_20_1"><text:a xlink:type="simple" xlink:href="#orgde277cb">5. 編集サポート</text:a></text:p>
          <text:p text:style-name="Contents_20_2"><text:a xlink:type="simple" xlink:href="#orgc7ca1ea">5.1. 矩形編集／連番入力</text:a></text:p>
          <text:p text:style-name="Contents_20_2"><text:a xlink:type="simple" xlink:href="#org6a96d83">5.2. Yank時に装飾を取る</text:a></text:p>
          <text:p text:style-name="Contents_20_2"><text:a xlink:type="simple" xlink:href="#orgd400fc0">5.3. ファイル保存時に時間を記録する</text:a></text:p>
          <text:p text:style-name="Contents_20_2"><text:a xlink:type="simple" xlink:href="#org88a2a1f">5.4. 選択リージョンを使って検索</text:a></text:p>
          <text:p text:style-name="Contents_20_2"><text:a xlink:type="simple" xlink:href="#org9f49a5e">5.5. ChangeLog モード</text:a></text:p>
          <text:p text:style-name="Contents_20_2"><text:a xlink:type="simple" xlink:href="#org469650e">5.6. テキストモード</text:a></text:p>
          <text:p text:style-name="Contents_20_2"><text:a xlink:type="simple" xlink:href="#orgf135c0f">5.7. C/C++モード</text:a></text:p>
          <text:p text:style-name="Contents_20_2"><text:a xlink:type="simple" xlink:href="#org5d813a8">5.8. C#モード</text:a></text:p>
          <text:p text:style-name="Contents_20_2"><text:a xlink:type="simple" xlink:href="#org7e01d72">5.9. Infoモード</text:a></text:p>
          <text:p text:style-name="Contents_20_2"><text:a xlink:type="simple" xlink:href="#orgc254215">5.10. Rモード</text:a></text:p>
          <text:p text:style-name="Contents_20_2"><text:a xlink:type="simple" xlink:href="#orgd66c1ce">5.11. nXMLモード</text:a></text:p>
          <text:p text:style-name="Contents_20_2"><text:a xlink:type="simple" xlink:href="#org535d72d">5.12. yamlモード</text:a></text:p>
          <text:p text:style-name="Contents_20_2"><text:a xlink:type="simple" xlink:href="#orgd31bcaf">5.13. jsonモード</text:a></text:p>
          <text:p text:style-name="Contents_20_2"><text:a xlink:type="simple" xlink:href="#org07dcd93">5.14. javascriptモード</text:a></text:p>
          <text:p text:style-name="Contents_20_2"><text:a xlink:type="simple" xlink:href="#org3e9000f">5.15. csvモード</text:a></text:p>
          <text:p text:style-name="Contents_20_2"><text:a xlink:type="simple" xlink:href="#org3a16903">5.16. asciiモード</text:a></text:p>
          <text:p text:style-name="Contents_20_2"><text:a xlink:type="simple" xlink:href="#org7a93db4">5.17. esモード</text:a></text:p>
          <text:p text:style-name="Contents_20_2"><text:a xlink:type="simple" xlink:href="#orgf6ec3d3">5.18. gnuplotモード</text:a></text:p>
          <text:p text:style-name="Contents_20_2"><text:a xlink:type="simple" xlink:href="#orge7ff423">5.19. markdown-mode</text:a></text:p>
          <text:p text:style-name="Contents_20_2"><text:a xlink:type="simple" xlink:href="#org8eab42a">5.20. cmakeモード</text:a></text:p>
          <text:p text:style-name="Contents_20_2"><text:a xlink:type="simple" xlink:href="#org3789e28">5.21. スペルチェック</text:a></text:p>
          <text:p text:style-name="Contents_20_2"><text:a xlink:type="simple" xlink:href="#org811f97b">5.22. リアルタイムスペルチェック</text:a></text:p>
          <text:p text:style-name="Contents_20_2"><text:a xlink:type="simple" xlink:href="#org9e77bc8">5.23. [latex-math-preview.el] TeX数式をプレビュー</text:a></text:p>
          <text:p text:style-name="Contents_20_2"><text:a xlink:type="simple" xlink:href="#org7925f3d">5.24. [po-mode.el] 翻訳ファイルの編集</text:a></text:p>
          <text:p text:style-name="Contents_20_2"><text:a xlink:type="simple" xlink:href="#orgb3a1e3b">5.25. [word-count.el] リージョン内の文字をカウントする</text:a></text:p>
          <text:p text:style-name="Contents_20_2"><text:a xlink:type="simple" xlink:href="#orgc1210d6">5.26. [yatex.el] YaTeXモード</text:a></text:p>
          <text:p text:style-name="Contents_20_2"><text:a xlink:type="simple" xlink:href="#orgcf2cf7e">5.27. [auxtex.el] AUCTEXモード</text:a></text:p>
          <text:p text:style-name="Contents_20_2"><text:a xlink:type="simple" xlink:href="#orgc400f28">5.28. [display-time-world-mode] 世界時計</text:a></text:p>
          <text:p text:style-name="Contents_20_2"><text:a xlink:type="simple" xlink:href="#org2535de7">5.29. [yasnippet.el] Emacs用のテンプレートシステム</text:a></text:p>
          <text:p text:style-name="Contents_20_2"><text:a xlink:type="simple" xlink:href="#org1529983">5.30. [sdic.el] 英辞郎で英単語を調べる</text:a></text:p>
          <text:p text:style-name="Contents_20_2"><text:a xlink:type="simple" xlink:href="#org4602e78">5.31. [osx-dictionary.el] MacOSのdictionary.appで辞書をひく</text:a></text:p>
          <text:p text:style-name="Contents_20_3"><text:a xlink:type="simple" xlink:href="#org810a55a">5.31.1. MacOSのdictionary.appでCOBUILD5の辞書をひく（旧）</text:a></text:p>
          <text:p text:style-name="Contents_20_2"><text:a xlink:type="simple" xlink:href="#org3e3265f">5.32. [lookup.el] 辞書</text:a></text:p>
          <text:p text:style-name="Contents_20_2"><text:a xlink:type="simple" xlink:href="#orgb92d087">5.33. [cacoo] Cacoo で描く</text:a></text:p>
          <text:p text:style-name="Contents_20_2"><text:a xlink:type="simple" xlink:href="#orgab17825">5.34. [iedit] バッファ内の同じ文字列を一度に編集する</text:a></text:p>
          <text:p text:style-name="Contents_20_2"><text:a xlink:type="simple" xlink:href="#orgdaed4c6">5.35. [web-mode] HTML編集</text:a></text:p>
          <text:p text:style-name="Contents_20_2"><text:a xlink:type="simple" xlink:href="#orge1c11ba">5.36. [emmet-mode] zencoding の後継</text:a></text:p>
          <text:p text:style-name="Contents_20_2"><text:a xlink:type="simple" xlink:href="#orgb5e6e0a">5.37. [zencoding-mode] HTML編集の高速化（旧）</text:a></text:p>
          <text:p text:style-name="Contents_20_2"><text:a xlink:type="simple" xlink:href="#orge1bcf9b">5.38. [describe-number] 16進数などを確認</text:a></text:p>
          <text:p text:style-name="Contents_20_2"><text:a xlink:type="simple" xlink:href="#orgdc0b90d">5.39. [web-beautify.el] ソースコード整形</text:a></text:p>
          <text:p text:style-name="Contents_20_2"><text:a xlink:type="simple" xlink:href="#org4b40a88">5.40. [smartparens.el] 対応するカッコの挿入をアシスト</text:a></text:p>
          <text:p text:style-name="Contents_20_2"><text:a xlink:type="simple" xlink:href="#orgfc35fa0">5.41. [replace-from-region.el] 選択領域を別の文字列に置き換える</text:a></text:p>
          <text:p text:style-name="Contents_20_2"><text:a xlink:type="simple" xlink:href="#orgc0d53d0">5.42. [selected.el] リージョン選択時のアクションを制御</text:a></text:p>
          <text:p text:style-name="Contents_20_2"><text:a xlink:type="simple" xlink:href="#org56e6f99">5.43. <text:span text:style-name="OrgTodo">TODO</text:span> [git-complete.el] GIT grep を使う補完エンジン</text:a></text:p>
          <text:p text:style-name="Contents_20_1"><text:a xlink:type="simple" xlink:href="#org9b43b63">6. 表示サポート</text:a></text:p>
          <text:p text:style-name="Contents_20_2"><text:a xlink:type="simple" xlink:href="#org51ec219">6.1. モードラインのモード名を短くする</text:a></text:p>
          <text:p text:style-name="Contents_20_2"><text:a xlink:type="simple" xlink:href="#org9f3dae0">6.2. 続・モードラインのモード名を短縮する</text:a></text:p>
          <text:p text:style-name="Contents_20_2"><text:a xlink:type="simple" xlink:href="#org0bbeac0">6.3. モードラインのNarrowを短くする</text:a></text:p>
          <text:p text:style-name="Contents_20_2"><text:a xlink:type="simple" xlink:href="#orgfff8538">6.4. モードラインの節約（VC-mode編）</text:a></text:p>
          <text:p text:style-name="Contents_20_2"><text:a xlink:type="simple" xlink:href="#org4fab273">6.5. モードラインの色をカスタマイズする</text:a></text:p>
          <text:p text:style-name="Contents_20_3"><text:a xlink:type="simple" xlink:href="#org486a324">6.5.1. 色セット例</text:a></text:p>
          <text:p text:style-name="Contents_20_2"><text:a xlink:type="simple" xlink:href="#org8a90390">6.6. visible-bell のカスタマイズ</text:a></text:p>
          <text:p text:style-name="Contents_20_2"><text:a xlink:type="simple" xlink:href="#org37f52b5">6.7. 常に <text:span text:style-name="Bold">scratch</text:span> を表示して起動する</text:a></text:p>
          <text:p text:style-name="Contents_20_2"><text:a xlink:type="simple" xlink:href="#org72d6d60">6.8. バッテリー情報をモードラインに表示する</text:a></text:p>
          <text:p text:style-name="Contents_20_2"><text:a xlink:type="simple" xlink:href="#orga33f11a">6.9. スクロールバーを非表示にする</text:a></text:p>
          <text:p text:style-name="Contents_20_2"><text:a xlink:type="simple" xlink:href="#org5660b62">6.10. [yascroll] フリンジにスクロールバーを出す</text:a></text:p>
          <text:p text:style-name="Contents_20_2"><text:a xlink:type="simple" xlink:href="#org09ddecb">6.11. ツールバーを非表示にする</text:a></text:p>
          <text:p text:style-name="Contents_20_2"><text:a xlink:type="simple" xlink:href="#org4577b5e">6.12. 起動時のスプラッシュ画面を表示しない</text:a></text:p>
          <text:p text:style-name="Contents_20_2"><text:a xlink:type="simple" xlink:href="#org02389d5">6.13. カーソル行の行数をモードラインに表示する</text:a></text:p>
          <text:p text:style-name="Contents_20_2"><text:a xlink:type="simple" xlink:href="#org0f12bd8">6.14. カーソル行の関数名をモードラインに表示する</text:a></text:p>
          <text:p text:style-name="Contents_20_2"><text:a xlink:type="simple" xlink:href="#orgfc9af7e">6.15. 時刻をモードラインに表示する</text:a></text:p>
          <text:p text:style-name="Contents_20_2"><text:a xlink:type="simple" xlink:href="#org5b9f602">6.16. 対応するカッコをハイライトする</text:a></text:p>
          <text:p text:style-name="Contents_20_2"><text:a xlink:type="simple" xlink:href="#orgac0c288">6.17. 全角スペースと行末タブ／半角スペースを強調表示する</text:a></text:p>
          <text:p text:style-name="Contents_20_2"><text:a xlink:type="simple" xlink:href="#org4333bb6">6.18. バッファの終わりをフリンジで明示</text:a></text:p>
          <text:p text:style-name="Contents_20_2"><text:a xlink:type="simple" xlink:href="#orgc380428">6.19. [migemo.el] ローマ字入力で日本語を検索する</text:a></text:p>
          <text:p text:style-name="Contents_20_2"><text:a xlink:type="simple" xlink:href="#orgeef4068">6.20. [anything.el] 何でも絞り込みインターフェイス（旧）</text:a></text:p>
          <text:p text:style-name="Contents_20_2"><text:a xlink:type="simple" xlink:href="#org522c5f1">6.21. [helm.el] 続・何でも絞り込みインターフェイス</text:a></text:p>
          <text:p text:style-name="Contents_20_2"><text:a xlink:type="simple" xlink:href="#org9616d7f">6.22. [stripe-buffer.el] テーブルの色をストライプにする</text:a></text:p>
          <text:p text:style-name="Contents_20_2"><text:a xlink:type="simple" xlink:href="#orgae70ce0">6.23. [rainbow-delimiters] 対応するカッコに色を付ける</text:a></text:p>
          <text:p text:style-name="Contents_20_2"><text:a xlink:type="simple" xlink:href="#orgbe5ef4d">6.24. [git-gutter-fringe] 編集差分をフレーム端で視覚化</text:a></text:p>
          <text:p text:style-name="Contents_20_2"><text:a xlink:type="simple" xlink:href="#org815c82b">6.25. [zlc.el] find-file バッファを zsh ライクにする</text:a></text:p>
          <text:p text:style-name="Contents_20_2"><text:a xlink:type="simple" xlink:href="#orgf10eb9f">6.26. [japanese-holidays] カレンダーをカラフルにする</text:a></text:p>
          <text:p text:style-name="Contents_20_2"><text:a xlink:type="simple" xlink:href="#orgb44013c">6.27. [calendar.el] カレンダーで週番号を表示する</text:a></text:p>
          <text:p text:style-name="Contents_20_2"><text:a xlink:type="simple" xlink:href="#orgfb681ae">6.28. [guide-key] キーバインドの選択肢をポップアップする</text:a></text:p>
          <text:p text:style-name="Contents_20_2"><text:a xlink:type="simple" xlink:href="#org1eab847">6.29. [which-key] キーバインドの選択肢をポップアップする</text:a></text:p>
          <text:p text:style-name="Contents_20_2"><text:a xlink:type="simple" xlink:href="#org1268dc4">6.30. [stock-ticker] 株価をモードラインに表示</text:a></text:p>
          <text:p text:style-name="Contents_20_2"><text:a xlink:type="simple" xlink:href="#org8d52639">6.31. [mode-icons] 使用中のモード表示をアイコンで代替</text:a></text:p>
          <text:p text:style-name="Contents_20_2"><text:a xlink:type="simple" xlink:href="#orgcb44483">6.32. [highlight-symbol] 同じ名前のシンボルをハイライトする</text:a></text:p>
          <text:p text:style-name="Contents_20_2"><text:a xlink:type="simple" xlink:href="#orgec12ef4">6.33. [all-the-icons-dired] フォントを使ったアイコンを表示</text:a></text:p>
          <text:p text:style-name="Contents_20_1"><text:a xlink:type="simple" xlink:href="#org1aeac6e">7. メディアサポート</text:a></text:p>
          <text:p text:style-name="Contents_20_2"><text:a xlink:type="simple" xlink:href="#org2a33536">7.1. [bongo.el] Emacsのバッファで音楽ライブラリを管理する</text:a></text:p>
          <text:p text:style-name="Contents_20_2"><text:a xlink:type="simple" xlink:href="#orgac79621">7.2. [GoogleMaps.el] GoogleMaps を Emacs 内で使う</text:a></text:p>
          <text:p text:style-name="Contents_20_2"><text:a xlink:type="simple" xlink:href="#org5c42edb">7.3. [org-google-weather.el] org-agenda に天気を表示する</text:a></text:p>
          <text:p text:style-name="Contents_20_2"><text:a xlink:type="simple" xlink:href="#org2fb0d83">7.4. [japanlaw.el] Emacs 電子六法</text:a></text:p>
          <text:p text:style-name="Contents_20_2"><text:a xlink:type="simple" xlink:href="#orge471174">7.5. [sunshine.el] 天気を知る</text:a></text:p>
          <text:p text:style-name="Contents_20_1"><text:a xlink:type="simple" xlink:href="#org707a1d4">8. 履歴／ファイル管理</text:a></text:p>
          <text:p text:style-name="Contents_20_2"><text:a xlink:type="simple" xlink:href="#orgf9f27a6">8.1. [dired] ファイラのサポートツール</text:a></text:p>
          <text:p text:style-name="Contents_20_2"><text:a xlink:type="simple" xlink:href="#org58474af">8.2. Undoバッファを無限に取る</text:a></text:p>
          <text:p text:style-name="Contents_20_2"><text:a xlink:type="simple" xlink:href="#orged1ee53">8.3. [undo-tree] 編集履歴をわかりやすくたどる</text:a></text:p>
          <text:p text:style-name="Contents_20_2"><text:a xlink:type="simple" xlink:href="#org78c910b">8.4. バッファ保存時にバックアップファイルを生成する</text:a></text:p>
          <text:p text:style-name="Contents_20_2"><text:a xlink:type="simple" xlink:href="#orgc41de51">8.5. バッファ保存時にバックアップを生成させない</text:a></text:p>
          <text:p text:style-name="Contents_20_2"><text:a xlink:type="simple" xlink:href="#org01e1b19">8.6. ミニバッファの履歴を保存しリストアする</text:a></text:p>
          <text:p text:style-name="Contents_20_2"><text:a xlink:type="simple" xlink:href="#org70e988b">8.7. 履歴サイズを大きくする</text:a></text:p>
          <text:p text:style-name="Contents_20_2"><text:a xlink:type="simple" xlink:href="#orgd310779">8.8. Emacs終了時に開いていたバッファを起動時に復元する</text:a></text:p>
          <text:p text:style-name="Contents_20_2"><text:a xlink:type="simple" xlink:href="#orgffac61a">8.9. 最近開いたファイルリストを保持</text:a></text:p>
          <text:p text:style-name="Contents_20_2"><text:a xlink:type="simple" xlink:href="#org24951b3">8.10. 深夜にバッファを自動整理する</text:a></text:p>
          <text:p text:style-name="Contents_20_2"><text:a xlink:type="simple" xlink:href="#org382c2b4">8.11. [auto-save-buffers.el] 一定間隔でバッファを保存する</text:a></text:p>
          <text:p text:style-name="Contents_20_2"><text:a xlink:type="simple" xlink:href="#org487eed0">8.12. [backup-dir.el] バックアップファイルを一箇所に集める</text:a></text:p>
          <text:p text:style-name="Contents_20_2"><text:a xlink:type="simple" xlink:href="#orgd0f2c7c">8.13. [backup-each-save] クラッシュに備える</text:a></text:p>
          <text:p text:style-name="Contents_20_2"><text:a xlink:type="simple" xlink:href="#org027d6a0">8.14. 特定のファイルを Dropbox 以下にバックアップする</text:a></text:p>
          <text:p text:style-name="Contents_20_2"><text:a xlink:type="simple" xlink:href="#orgdb4edd3">8.15. [session.el] 様々な履歴を保存し復元に利用する</text:a></text:p>
          <text:p text:style-name="Contents_20_2"><text:a xlink:type="simple" xlink:href="#orgaab54cc">8.16. [wakatime-mode.el] WakaTime を利用して作業記録する</text:a></text:p>
          <text:p text:style-name="Contents_20_2"><text:a xlink:type="simple" xlink:href="#orgba9a02b">8.17. [neotree.el] ディレクトリ情報をツリー表示</text:a></text:p>
          <text:p text:style-name="Contents_20_2"><text:a xlink:type="simple" xlink:href="#org2c2f5c7">8.18. [osx-trash] system-move-file-to-trash を有効にする</text:a></text:p>
          <text:p text:style-name="Contents_20_2"><text:a xlink:type="simple" xlink:href="#org251a155">8.19. <text:span text:style-name="OrgTodo">TODO</text:span> [helpful] リッチなヘルプページ</text:a></text:p>
          <text:p text:style-name="Contents_20_2"><text:a xlink:type="simple" xlink:href="#org719575b">8.20. [keyfreq.el] コマンドログ</text:a></text:p>
          <text:p text:style-name="Contents_20_1"><text:a xlink:type="simple" xlink:href="#orgaa6ba8f">9. 開発サポート</text:a></text:p>
          <text:p text:style-name="Contents_20_2"><text:a xlink:type="simple" xlink:href="#org576d9f6">9.1. 便利キーバインド</text:a></text:p>
          <text:p text:style-name="Contents_20_2"><text:a xlink:type="simple" xlink:href="#orgdaa4f41">9.2. [gist.el] Gist インターフェイス</text:a></text:p>
          <text:p text:style-name="Contents_20_2"><text:a xlink:type="simple" xlink:href="#orgdbd2d21">9.3. [doxymacs.el] Doxygen のコメントを簡単に入力する</text:a></text:p>
          <text:p text:style-name="Contents_20_2"><text:a xlink:type="simple" xlink:href="#orgd230fe2">9.4. [matlab.el] Matlab用の設定 <text:span text:style-name="OrgTags">[<text:span text:style-name="OrgTag">Mac</text:span>]</text:span></text:a></text:p>
          <text:p text:style-name="Contents_20_2"><text:a xlink:type="simple" xlink:href="#org1c82d08">9.5. [flycheck.el] 構文エラー表示</text:a></text:p>
          <text:p text:style-name="Contents_20_2"><text:a xlink:type="simple" xlink:href="#org6feaec9">9.6. [auto-complete.el] 自動補完機能</text:a></text:p>
          <text:p text:style-name="Contents_20_2"><text:a xlink:type="simple" xlink:href="#orgc383d2e">9.7. [auto-complete-clang.el] オムニ補完</text:a></text:p>
          <text:p text:style-name="Contents_20_3"><text:a xlink:type="simple" xlink:href="#org1dd9b94">9.7.1. References</text:a></text:p>
          <text:p text:style-name="Contents_20_2"><text:a xlink:type="simple" xlink:href="#orgc9d1c20">9.8. [hideshowvis.el] 関数の表示／非表示</text:a></text:p>
          <text:p text:style-name="Contents_20_2"><text:a xlink:type="simple" xlink:href="#org46b31f4">9.9. [origami.el] 関数の折りたたみ</text:a></text:p>
          <text:p text:style-name="Contents_20_2"><text:a xlink:type="simple" xlink:href="#org9886c7b">9.10. [quickrun.el] お手軽ビルド</text:a></text:p>
          <text:p text:style-name="Contents_20_2"><text:a xlink:type="simple" xlink:href="#org70083d3">9.11. [ggtags.el] タグジャンプ</text:a></text:p>
          <text:p text:style-name="Contents_20_2"><text:a xlink:type="simple" xlink:href="#org5f054b0">9.12. [0xc] N進数変換</text:a></text:p>
          <text:p text:style-name="Contents_20_2"><text:a xlink:type="simple" xlink:href="#orgf6b7dfa">9.13. <text:span text:style-name="OrgTodo">TODO</text:span> [EditorConfig] コードスタイルの強制</text:a></text:p>
          <text:p text:style-name="Contents_20_2"><text:a xlink:type="simple" xlink:href="#org3144580">9.14. [uuid.el] UUID の生成</text:a></text:p>
          <text:p text:style-name="Contents_20_2"><text:a xlink:type="simple" xlink:href="#org3e60c2f">9.15. [hexl.el] バイナリファイルを開く</text:a></text:p>
          <text:p text:style-name="Contents_20_2"><text:a xlink:type="simple" xlink:href="#org717f7e6">9.16. [package-lint.el] MEPLA登録用Lint</text:a></text:p>
          <text:p text:style-name="Contents_20_2"><text:a xlink:type="simple" xlink:href="#orgbe1b2c6">9.17. <text:span text:style-name="OrgTodo">TODO</text:span> [cov] カバレッジの状態をフリンジで確認</text:a></text:p>
          <text:p text:style-name="Contents_20_2"><text:a xlink:type="simple" xlink:href="#org4f0701b">9.18. <text:span text:style-name="OrgTodo">TODO</text:span> [projectile.el] ディレクトリ単位でファイル群をプロジェクト扱いする</text:a></text:p>
          <text:p text:style-name="Contents_20_2"><text:a xlink:type="simple" xlink:href="#org0229c31">9.19. <text:span text:style-name="OrgTodo">TODO</text:span> [magit.el] Gitクライアント</text:a></text:p>
          <text:p text:style-name="Contents_20_1"><text:a xlink:type="simple" xlink:href="#orgbfb3572">10. Org Mode</text:a></text:p>
          <text:p text:style-name="Contents_20_2"><text:a xlink:type="simple" xlink:href="#org60cf4f0">10.1. 基本設定</text:a></text:p>
          <text:p text:style-name="Contents_20_2"><text:a xlink:type="simple" xlink:href="#orgf0569cb">10.2. contribution を使う</text:a></text:p>
          <text:p text:style-name="Contents_20_2"><text:a xlink:type="simple" xlink:href="#org3e9d493">10.3. iCal との連携</text:a></text:p>
          <text:p text:style-name="Contents_20_2"><text:a xlink:type="simple" xlink:href="#org81d9fcc">10.4. スピードコマンド</text:a></text:p>
          <text:p text:style-name="Contents_20_2"><text:a xlink:type="simple" xlink:href="#org8cbfadb">10.5. Pomodoro</text:a></text:p>
          <text:p text:style-name="Contents_20_2"><text:a xlink:type="simple" xlink:href="#org8740b2d">10.6. face 関連</text:a></text:p>
          <text:p text:style-name="Contents_20_2"><text:a xlink:type="simple" xlink:href="#orgb08d899">10.7. <text:span text:style-name="OrgTodo">TODO</text:span> キーワードのカスタマイズ</text:a></text:p>
          <text:p text:style-name="Contents_20_2"><text:a xlink:type="simple" xlink:href="#org9badd39">10.8. ImageMagick を使って様々な画像をインライン表示する</text:a></text:p>
          <text:p text:style-name="Contents_20_2"><text:a xlink:type="simple" xlink:href="#orgfcf97cf">10.9. [org-agenda] タスク／予定管理</text:a></text:p>
          <text:p text:style-name="Contents_20_2"><text:a xlink:type="simple" xlink:href="#org0e058c3">10.10. <text:span text:style-name="OrgTodo">TODO</text:span> [orgbox.el] スケジュール追加のわかりやすい入力</text:a></text:p>
          <text:p text:style-name="Contents_20_2"><text:a xlink:type="simple" xlink:href="#orgd96540a">10.11. <text:span text:style-name="OrgTodo">TODO</text:span> [org-review.el] レビューフローのサポート</text:a></text:p>
          <text:p text:style-name="Contents_20_2"><text:a xlink:type="simple" xlink:href="#org669afcc">10.12. [appt.el] アラーム設定</text:a></text:p>
          <text:p text:style-name="Contents_20_2"><text:a xlink:type="simple" xlink:href="#org2b952f0">10.13. [org-capture] 高速にメモを取る</text:a></text:p>
          <text:p text:style-name="Contents_20_2"><text:a xlink:type="simple" xlink:href="#org835e0d1">10.14. [org-refile] orgツリーの高速移動</text:a></text:p>
          <text:p text:style-name="Contents_20_2"><text:a xlink:type="simple" xlink:href="#org274bd0b">10.15. [org-babel] 基本設定</text:a></text:p>
          <text:p text:style-name="Contents_20_2"><text:a xlink:type="simple" xlink:href="#org0e1238d">10.16. [org-babel] ソースブロックの入力キーをカスタマイズ</text:a></text:p>
          <text:p text:style-name="Contents_20_2"><text:a xlink:type="simple" xlink:href="#org0efb6c8">10.17. [MobileOrg] iOS との連携</text:a></text:p>
          <text:p text:style-name="Contents_20_2"><text:a xlink:type="simple" xlink:href="#orge106614">10.18. [org-tree-slide] Org でプレゼンテーション</text:a></text:p>
          <text:p text:style-name="Contents_20_2"><text:a xlink:type="simple" xlink:href="#org76a5cac">10.19. [org-tree-slide] クロックインとアウトを自動化する</text:a></text:p>
          <text:p text:style-name="Contents_20_2"><text:a xlink:type="simple" xlink:href="#orga27e3b5">10.20. [org-tree-slide] 特定のツリーをプロポーショナルフォントで表示する</text:a></text:p>
          <text:p text:style-name="Contents_20_2"><text:a xlink:type="simple" xlink:href="#orgd7000a8">10.21. [org-tree-slide] ヘッドラインをリッチにする</text:a></text:p>
          <text:p text:style-name="Contents_20_2"><text:a xlink:type="simple" xlink:href="#orgaabe85d">10.22. <text:span text:style-name="OrgTodo">TODO</text:span> [org-tree-slide] BEGIN_SRCとEND_SRCを消して背景色を変える</text:a></text:p>
          <text:p text:style-name="Contents_20_2"><text:a xlink:type="simple" xlink:href="#orgbee939e">10.23. <text:span text:style-name="OrgTodo">TODO</text:span> [org-fstree] ディレクトリ構造を読み取る</text:a></text:p>
          <text:p text:style-name="Contents_20_2"><text:a xlink:type="simple" xlink:href="#orge348619">10.24. [calfw-org] calfw に org の予定を表示する</text:a></text:p>
          <text:p text:style-name="Contents_20_2"><text:a xlink:type="simple" xlink:href="#org2f5065c">10.25. [org-export-generic] エクスポート機能を拡張する</text:a></text:p>
          <text:p text:style-name="Contents_20_2"><text:a xlink:type="simple" xlink:href="#org6dc1d8f">10.26. <text:span text:style-name="OrgTodo">TODO</text:span> [ox] 出力形式の拡張</text:a></text:p>
          <text:p text:style-name="Contents_20_2"><text:a xlink:type="simple" xlink:href="#orgfef0f42">10.27. [org-odt] ODT形式に出力</text:a></text:p>
          <text:p text:style-name="Contents_20_2"><text:a xlink:type="simple" xlink:href="#orgde55b1d">10.28. [ox-twbs] Twitter Bootstrap 互換のHTML出力</text:a></text:p>
          <text:p text:style-name="Contents_20_2"><text:a xlink:type="simple" xlink:href="#orgebbfcd3">10.29. [org-crypt] ツリーを暗号化する</text:a></text:p>
          <text:p text:style-name="Contents_20_2"><text:a xlink:type="simple" xlink:href="#orgbed53ec">10.30. [org-mac-link] 外部アプリから情報を取る</text:a></text:p>
          <text:p text:style-name="Contents_20_2"><text:a xlink:type="simple" xlink:href="#orga77f722">10.31. <text:span text:style-name="OrgTodo">TODO</text:span> Parers3.app からリンクを取得する</text:a></text:p>
          <text:p text:style-name="Contents_20_2"><text:a xlink:type="simple" xlink:href="#orgdf2dfa0">10.32. <text:span text:style-name="OrgTodo">TODO</text:span> Papers3.app のリンクを開けるようにする</text:a></text:p>
          <text:p text:style-name="Contents_20_2"><text:a xlink:type="simple" xlink:href="#orgf2d8324">10.33. <text:span text:style-name="OrgTodo">TODO</text:span> [org-attach] 外部ファイルを紐付ける</text:a></text:p>
          <text:p text:style-name="Contents_20_2"><text:a xlink:type="simple" xlink:href="#orgd61f92c">10.34. <text:span text:style-name="OrgTodo">TODO</text:span> [org-screenshot] スクリーンショットを貼り付ける</text:a></text:p>
          <text:p text:style-name="Contents_20_2"><text:a xlink:type="simple" xlink:href="#org0685ad4">10.35. [terminal-notifier] イベント通知</text:a></text:p>
          <text:p text:style-name="Contents_20_3"><text:a xlink:type="simple" xlink:href="#org635ede2">10.35.1. References</text:a></text:p>
          <text:p text:style-name="Contents_20_2"><text:a xlink:type="simple" xlink:href="#org6162777">10.36. [org-grep] org ファイルを grep する</text:a></text:p>
          <text:p text:style-name="Contents_20_2"><text:a xlink:type="simple" xlink:href="#org29da23a">10.37. [ox-reveal] ナイスなHTML5プレゼンテーション出力</text:a></text:p>
          <text:p text:style-name="Contents_20_2"><text:a xlink:type="simple" xlink:href="#org9064146">10.38. <text:span text:style-name="OrgTodo">READ</text:span> ME を常に org-mode で開く</text:a></text:p>
          <text:p text:style-name="Contents_20_2"><text:a xlink:type="simple" xlink:href="#org430e17f">10.39. Growlnotify と org-mode でアラーム管理</text:a></text:p>
          <text:p text:style-name="Contents_20_2"><text:a xlink:type="simple" xlink:href="#org5bbb3fa">10.40. org-mode の latex エクスポート関数をオーバーライド</text:a></text:p>
          <text:p text:style-name="Contents_20_2"><text:a xlink:type="simple" xlink:href="#org9923eed">10.41. [org-autolist] ブリッツの入力を簡単に</text:a></text:p>
          <text:p text:style-name="Contents_20_2"><text:a xlink:type="simple" xlink:href="#orgb34c423">10.42. [org-dashboard] 進捗をプログレスバーで確認</text:a></text:p>
          <text:p text:style-name="Contents_20_2"><text:a xlink:type="simple" xlink:href="#orge818a5a">10.43. <text:span text:style-name="OrgTodo">TODO</text:span> [org-clock-today] 今日の総作業時間をモードラインに表示</text:a></text:p>
          <text:p text:style-name="Contents_20_2"><text:a xlink:type="simple" xlink:href="#org632e911">10.44. <text:span text:style-name="OrgTodo">TODO</text:span> [org-recent-headings] 訪問したツリーを記録し簡単に再訪問可能にする</text:a></text:p>
          <text:p text:style-name="Contents_20_2"><text:a xlink:type="simple" xlink:href="#orgc72c552">10.45. <text:span text:style-name="OrgTodo">TODO</text:span> [orgnav] ツリーの検索インタフェース</text:a></text:p>
          <text:p text:style-name="Contents_20_2"><text:a xlink:type="simple" xlink:href="#orgb73e737">10.46. <text:span text:style-name="OrgTodo">TODO</text:span> [org-random-todo] ランダムにタスクを選ぶ</text:a></text:p>
          <text:p text:style-name="Contents_20_2"><text:a xlink:type="simple" xlink:href="#org7e2a7bf">10.47. <text:span text:style-name="OrgTodo">TODO</text:span> [toc-org] 目次の挿入</text:a></text:p>
          <text:p text:style-name="Contents_20_1"><text:a xlink:type="simple" xlink:href="#org47036b9">11. フレーム／ウィンドウ制御</text:a></text:p>
          <text:p text:style-name="Contents_20_2"><text:a xlink:type="simple" xlink:href="#org0212458">11.1. 起動時の設定</text:a></text:p>
          <text:p text:style-name="Contents_20_2"><text:a xlink:type="simple" xlink:href="#org5d279f7">11.2. 複数フレーム対応</text:a></text:p>
          <text:p text:style-name="Contents_20_2"><text:a xlink:type="simple" xlink:href="#org3cbbb9c">11.3. [e2wm.el] 二画面表示</text:a></text:p>
          <text:p text:style-name="Contents_20_2"><text:a xlink:type="simple" xlink:href="#org17c9a56">11.4. [moom.el] キーボードでフレームの場所を移す</text:a></text:p>
          <text:p text:style-name="Contents_20_2"><text:a xlink:type="simple" xlink:href="#org09f618c">11.5. [popwin.el] ポップアップウィンドウの制御</text:a></text:p>
          <text:p text:style-name="Contents_20_2"><text:a xlink:type="simple" xlink:href="#orgcdd3637">11.6. <text:span text:style-name="OrgTodo">TODO</text:span> [shackle.el] ポップアップウィンドウの制御</text:a></text:p>
          <text:p text:style-name="Contents_20_2"><text:a xlink:type="simple" xlink:href="#org1efe2eb">11.7. [elscreen.el] Emacs バッファをタブ化</text:a></text:p>
          <text:p text:style-name="Contents_20_2"><text:a xlink:type="simple" xlink:href="#org7244271">11.8. [tabbar-ruler] バッファをタブ切り替え可能に</text:a></text:p>
          <text:p text:style-name="Contents_20_2"><text:a xlink:type="simple" xlink:href="#orgbaff1dd">11.9. [winner-undo.el] ウィンドウ構成の履歴を辿る</text:a></text:p>
          <text:p text:style-name="Contents_20_1"><text:a xlink:type="simple" xlink:href="#org8865b66">12. フォント／配色関連</text:a></text:p>
          <text:p text:style-name="Contents_20_2"><text:a xlink:type="simple" xlink:href="#org19b2566">12.1. 正規表現を見やすくする</text:a></text:p>
          <text:p text:style-name="Contents_20_2"><text:a xlink:type="simple" xlink:href="#orgd1f79c0">12.2. 設定ファイルを見やすくする</text:a></text:p>
          <text:p text:style-name="Contents_20_2"><text:a xlink:type="simple" xlink:href="#org6846e57">12.3. カーソル行に色をつける</text:a></text:p>
          <text:p text:style-name="Contents_20_2"><text:a xlink:type="simple" xlink:href="#org73dcd01">12.4. カーソル色の切り替え <text:span text:style-name="OrgTags">[<text:span text:style-name="OrgTag">Mac</text:span>]</text:span></text:a></text:p>
          <text:p text:style-name="Contents_20_2"><text:a xlink:type="simple" xlink:href="#org784c6a8">12.5. カーソルを点滅させない</text:a></text:p>
          <text:p text:style-name="Contents_20_2"><text:a xlink:type="simple" xlink:href="#orga22477b">12.6. カーソル位置のフォントを確認</text:a></text:p>
          <text:p text:style-name="Contents_20_2"><text:a xlink:type="simple" xlink:href="#org68155d5">12.7. フォント設定</text:a></text:p>
          <text:p text:style-name="Contents_20_3"><text:a xlink:type="simple" xlink:href="#orgae3926c">12.7.1. フォントのインストール方法</text:a></text:p>
          <text:p text:style-name="Contents_20_3"><text:a xlink:type="simple" xlink:href="#org4658ab6">12.7.2. フォントチェック用コード</text:a></text:p>
          <text:p text:style-name="Contents_20_2"><text:a xlink:type="simple" xlink:href="#org934ded1">12.8. 行間を制御する</text:a></text:p>
          <text:p text:style-name="Contents_20_2"><text:a xlink:type="simple" xlink:href="#org398a10f">12.9. パッチをカラフルに表示する</text:a></text:p>
          <text:p text:style-name="Contents_20_2"><text:a xlink:type="simple" xlink:href="#org9ae1709">12.10. 背景を黒系色にする</text:a></text:p>
          <text:p text:style-name="Contents_20_2"><text:a xlink:type="simple" xlink:href="#org059a085">12.11. 時間帯を指定して起動時にテーマを切り替える</text:a></text:p>
          <text:p text:style-name="Contents_20_2"><text:a xlink:type="simple" xlink:href="#orgd2ff836">12.12. [rainbow-mode.el] 配色のリアルタイム確認</text:a></text:p>
          <text:p text:style-name="Contents_20_3"><text:a xlink:type="simple" xlink:href="#org7fe0ff1">12.12.1. 色一覧</text:a></text:p>
          <text:p text:style-name="Contents_20_2"><text:a xlink:type="simple" xlink:href="#org0140c80">12.13. [volatile-highlights] コピペした領域を強調</text:a></text:p>
          <text:p text:style-name="Contents_20_2"><text:a xlink:type="simple" xlink:href="#org8c26dce">12.14. [edit-color-stamp] Qt経由でカラーピッカーを使う</text:a></text:p>
          <text:p text:style-name="Contents_20_1"><text:a xlink:type="simple" xlink:href="#org19c0c44">13. ユーティリティ関数</text:a></text:p>
          <text:p text:style-name="Contents_20_2"><text:a xlink:type="simple" xlink:href="#orgfe9c090">13.1. [pomodoro.el] ポモドーロの実践</text:a></text:p>
          <text:p text:style-name="Contents_20_2"><text:a xlink:type="simple" xlink:href="#orgc62da67">13.2. [pomodoro.el] 続・ポモドーロの実践</text:a></text:p>
          <text:p text:style-name="Contents_20_2"><text:a xlink:type="simple" xlink:href="#orgacd16cd">13.3. [google-this.el] 単語をグーグル検索</text:a></text:p>
          <text:p text:style-name="Contents_20_2"><text:a xlink:type="simple" xlink:href="#org72e222f">13.4. [lingr.el] チャットルームに参加</text:a></text:p>
          <text:p text:style-name="Contents_20_2"><text:a xlink:type="simple" xlink:href="#org6eb6ac4">13.5. [osx-lib.el] OSX用ユーティリティ <text:span text:style-name="OrgTags">[<text:span text:style-name="OrgTag">Mac</text:span>]</text:span></text:a></text:p>
          <text:p text:style-name="Contents_20_2"><text:a xlink:type="simple" xlink:href="#orga4e3663">13.6. <text:span text:style-name="OrgTodo">TODO</text:span> [password-store.el] パスワード管理</text:a></text:p>
          <text:p text:style-name="Contents_20_2"><text:a xlink:type="simple" xlink:href="#orgc6d279e">13.7. [multi-term.el] ターミナル</text:a></text:p>
          <text:p text:style-name="Contents_20_2"><text:a xlink:type="simple" xlink:href="#org9aa8063">13.8. iterm2 を Emacs から呼び出したい <text:span text:style-name="OrgTags">[<text:span text:style-name="OrgTag">Mac</text:span>]</text:span></text:a></text:p>
          <text:p text:style-name="Contents_20_2"><text:a xlink:type="simple" xlink:href="#orgf8f8740">13.9. カレントバッファのあるディレクトリをターミナルで表示</text:a></text:p>
          <text:p text:style-name="Contents_20_2"><text:a xlink:type="simple" xlink:href="#org56f987c">13.10. [postpone] Emacs起動してから使い始めるタイミングで実行する</text:a></text:p>
          <text:p text:style-name="Contents_20_2"><text:a xlink:type="simple" xlink:href="#orgb453a97">13.11. [utility.el] 自作してテスト中の便利関数群</text:a></text:p>
          <text:p text:style-name="Contents_20_1"><text:a xlink:type="simple" xlink:href="#org9bb923c">14. おわりに</text:a></text:p>
        </text:index-body>
      </text:table-of-content>
      <text:h text:style-name="Heading_20_1" text:outline-level="1" text:is-list-header="false">
<text:bookmark-start text:name="OrgXref.orga374238"/>
<text:bookmark text:name="orga374238"/>はじめに
<text:bookmark-end text:name="OrgXref.orga374238"/></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3732b17"/>
<text:bookmark text:name="org3732b17"/>基本設定
<text:bookmark-end text:name="OrgXref.org3732b17"/></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ca0f3ea"/>
<text:bookmark text:name="orgca0f3ea"/>init.el のヘッダ
<text:bookmark-end text:name="OrgXref.orgca0f3e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7593f06"/>
<text:bookmark text:name="org7593f06"/>init ファイルの読み込み時間計測
<text:bookmark-end text:name="OrgXref.org7593f06"/></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6994eb9"/>
<text:bookmark text:name="org6994eb9"/>起動時間の計測
<text:bookmark-end text:name="OrgXref.org6994eb9"/></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cd306ec"/>
<text:bookmark text:name="orgcd306ec"/>GCサイズの最適化
<text:bookmark-end text:name="OrgXref.orgcd306ec"/></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ab0e8b"/>
<text:bookmark text:name="org3ab0e8b"/>[exec-path-from-shell] PATH設定をシェルから継承する
<text:bookmark-end text:name="OrgXref.org3ab0e8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58e2625"/>
<text:bookmark text:name="org58e2625"/>cl を使う
<text:bookmark-end text:name="OrgXref.org58e2625"/></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a8af4b2"/>
<text:bookmark text:name="orga8af4b2"/>[load-package-p] 設定の読み込みフラグを確認する
<text:bookmark-end text:name="OrgXref.orga8af4b2"/></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9503b82"/>
<text:bookmark text:name="org9503b82"/>リストで関数を渡す autoload-if-found を使う
<text:bookmark-end text:name="OrgXref.org9503b82"/></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0859c92"/>
<text:bookmark text:name="org0859c92"/>[eval-after-autoload-if-found] 複数関数を対象とする遅延読み込み
<text:bookmark-end text:name="OrgXref.org0859c92"/></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0fd0b65"/>
<text:bookmark text:name="org0fd0b65"/>関数版
<text:bookmark-end text:name="OrgXref.org0fd0b65"/></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780bb6"/>
<text:bookmark text:name="orgf780bb6"/>マクロ版
<text:bookmark-end text:name="OrgXref.orgf780bb6"/></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8da86b0"/>
<text:bookmark text:name="org8da86b0"/>[library-p] load-path にライブラリがあるかを判定
<text:bookmark-end text:name="OrgXref.org8da86b0"/></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a0acbf6"/>
<text:bookmark text:name="orga0acbf6"/>[passed-clock-p] 指定時刻が本日の未来の時刻かを判定
<text:bookmark-end text:name="OrgXref.orga0acbf6"/></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ffcc52"/>
<text:bookmark text:name="orgcffcc52"/>[input-focus-p] フォーカス判定
<text:bookmark-end text:name="OrgXref.orgcffcc52"/></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a76c845"/>
<text:bookmark text:name="orga76c845"/>警告の抑制
<text:bookmark-end text:name="OrgXref.orga76c845"/></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545dd4f"/>
<text:bookmark text:name="org545dd4f"/>エラー表示の抑制
<text:bookmark-end text:name="OrgXref.org545dd4f"/></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84f1dfe"/>
<text:bookmark text:name="org84f1dfe"/>compilation buffer でのデータ表示で自動するスクロールする
<text:bookmark-end text:name="OrgXref.org84f1dfe"/></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eacc402"/>
<text:bookmark text:name="orgeacc402"/>C-x C-c で容易にEmacsを終了させないように質問する
<text:bookmark-end text:name="OrgXref.orgeacc402"/></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351bc38"/>
<text:bookmark text:name="org351bc38"/>[shut-up.el] Messages 出力を封じる（制御する）
<text:bookmark-end text:name="OrgXref.org351bc38"/></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5f104c"/>
<text:bookmark text:name="orgc5f104c"/>エンターキーの挙動
<text:bookmark-end text:name="OrgXref.orgc5f104c"/></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c2cf282"/>
<text:bookmark text:name="orgc2cf282"/>コマンド入力中に入力過程をミニバッファに反映する
<text:bookmark-end text:name="OrgXref.orgc2cf28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d788c86"/>
<text:bookmark text:name="orgd788c86"/>コア設定
<text:bookmark-end text:name="OrgXref.orgd788c86"/></text:h>
      <text:p text:style-name="Text_20_body">Emacs を操作して文書編集する上で欠かせない設定です．<text:line-break/></text:p>
      <text:h text:style-name="Heading_20_2" text:outline-level="2" text:is-list-header="false">
<text:bookmark-start text:name="OrgXref.orga67633e"/>
<text:bookmark text:name="orga67633e"/>言語／文字コード
<text:bookmark-end text:name="OrgXref.orga67633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e3c8617"/>
<text:bookmark text:name="orge3c8617"/>日本語入力
<text:bookmark-end text:name="OrgXref.orge3c861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767052f"/>
<text:bookmark text:name="org767052f"/>[ag.el] 検索
<text:bookmark-end text:name="OrgXref.org767052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12db14e"/>
<text:bookmark text:name="org12db14e"/>基本キーバインド
<text:bookmark-end text:name="OrgXref.org12db14e"/></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4983498"/>
<text:bookmark text:name="org4983498"/>ナローイングするか
<text:bookmark-end text:name="OrgXref.org4983498"/></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98e6928"/>
<text:bookmark text:name="org98e6928"/>バッファの終わりでのnewlineを禁止する
<text:bookmark-end text:name="OrgXref.org98e6928"/></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e044218"/>
<text:bookmark text:name="orge044218"/>常に最終行に一行追加する
<text:bookmark-end text:name="OrgXref.orge044218"/></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8670f3f"/>
<text:bookmark text:name="org8670f3f"/>長い文章を右端で常に折り返す
<text:bookmark-end text:name="OrgXref.org8670f3f"/></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db2af28"/>
<text:bookmark text:name="orgdb2af28"/>バッファが外部から編集された場合に自動で再読み込みする
<text:bookmark-end text:name="OrgXref.orgdb2af28"/></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d2bb676"/>
<text:bookmark text:name="orgd2bb676"/>[uniquify.el] 同じバッファ名が開かれた場合に区別する
<text:bookmark-end text:name="OrgXref.orgd2bb676"/></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ce6cb0"/>
<text:bookmark text:name="orgace6cb0"/>マウスで選択した領域を自動コピー
<text:bookmark-end text:name="OrgXref.orgace6cb0"/></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c0e0b3a"/>
<text:bookmark text:name="orgc0e0b3a"/>パッケージ管理
<text:bookmark-end text:name="OrgXref.orgc0e0b3a"/></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c3e0d5"/>
<text:bookmark text:name="orgdc3e0d5"/>[cask-mode.el] モード設定
<text:bookmark-end text:name="OrgXref.orgdc3e0d5"/></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da17de3"/>
<text:bookmark text:name="orgda17de3"/>Cask のセットアップ
<text:bookmark-end text:name="OrgXref.orgda17de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7e1ec2c"/>
<text:bookmark text:name="org7e1ec2c"/>load-path を一箇所にして起動を高速化
<text:bookmark-end text:name="OrgXref.org7e1ec2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ec0fb4"/>
<text:bookmark text:name="orgcec0fb4"/>[paradox.el] パッケージ選択画面の改善
<text:bookmark-end text:name="OrgXref.orgcec0fb4"/></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25a97ac"/>
<text:bookmark text:name="org25a97ac"/>インデント
<text:bookmark-end text:name="OrgXref.org25a97ac"/></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46ca449"/>
<text:bookmark text:name="org46ca449"/>[aggressive-indent] 即時バッファ整形
<text:bookmark-end text:name="OrgXref.org46ca44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6a3bd92"/>
<text:bookmark text:name="org6a3bd92"/>[ws-butler.el] 不要なスペースを自動除去
<text:bookmark-end text:name="OrgXref.org6a3bd92"/></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f779839"/>
<text:bookmark text:name="orgf779839"/>ファイルリンクを辿る時に確認のメッセージを出さない
<text:bookmark-end text:name="OrgXref.orgf77983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125414"/>
<text:bookmark text:name="org9125414"/>MBPビルド用設定
<text:bookmark-end text:name="OrgXref.org9125414"/></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M-SPC"</text:span>)<text:s/>'mac-win-ime-toggle)</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2fcba07"/>
<text:bookmark text:name="org2fcba07"/>NSビルド用設定<text:tab/><text:span text:style-name="OrgTags">[<text:span text:style-name="OrgTag">Mac</text:span>]</text:span>
<text:bookmark-end text:name="OrgXref.org2fcba07"/></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ns-ime-auto-correct<text:s/><text:span text:style-name="OrgSrcFontLockStringFace">"init"</text:span><text:s/>nil)</text:p>
      <text:p text:style-name="OrgSrcBlock"><text:s/><text:s/><text:s/><text:s/>(<text:span text:style-name="OrgSrcFontLockKeywordFace">defun</text:span><text:s/><text:span text:style-name="OrgSrcFontLockFunctionNameFace">ns-ime-auto-correct</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unless</text:span><text:s/>(mac-toggle-input-method<text:s/>nil)</text:p>
      <text:p text:style-name="OrgSrcBlock"><text:s/><text:s/><text:s/><text:s/><text:s/><text:s/><text:s/><text:s/><text:s/><text:s/><text:s/><text:s/>(my:ime-on))</text:p>
      <text:p text:style-name="OrgSrcBlock"><text:s/><text:s/><text:s/><text:s/><text:s/><text:s/><text:s/><text:s/>(<text:span text:style-name="OrgSrcFontLockKeywordFace">when</text:span><text:s/>(mac-toggle-input-method<text:s/>t)</text:p>
      <text:p text:style-name="OrgSrcBlock"><text:s/><text:s/><text:s/><text:s/><text:s/><text:s/><text:s/><text:s/><text:s/><text:s/>(my:ime-off))))</text:p>
      <text:p text:style-name="OrgSrcBlock"><text:s/><text:s/><text:s/><text:s/>(add-hook<text:s/>'focus-in-hook<text:s/>#'ns-ime-auto-correct))</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c32813e"/>
<text:bookmark text:name="orgc32813e"/>カーソル移動
<text:bookmark-end text:name="OrgXref.orgc32813e"/></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e88cbff"/>
<text:bookmark text:name="orge88cbff"/>バッファ内のカーソル移動
<text:bookmark-end text:name="OrgXref.orge88cbff"/></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f9629d8"/>
<text:bookmark text:name="orgf9629d8"/>バッファ間のカーソル移動
<text:bookmark-end text:name="OrgXref.orgf9629d8"/></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4639807"/>
<text:bookmark text:name="org4639807"/>スクロールを制御
<text:bookmark-end text:name="OrgXref.org463980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ec61d78"/>
<text:bookmark text:name="orgec61d78"/>スクロールで表示を重複させる行数
<text:bookmark-end text:name="OrgXref.orgec61d7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a85c5be"/>
<text:bookmark text:name="orga85c5be"/>[SmoothScroll.el] カーソル固定でスクロールする
<text:bookmark-end text:name="OrgXref.orga85c5b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50c8b3d"/>
<text:bookmark text:name="org50c8b3d"/>[smooth-scroll.el] 滑らかなスクロール
<text:bookmark-end text:name="OrgXref.org50c8b3d"/></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4a41045"/>
<text:bookmark text:name="org4a41045"/>[point-undo.el] カーソル位置を簡単にたどる
<text:bookmark-end text:name="OrgXref.org4a41045"/></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0a2aadf"/>
<text:bookmark text:name="org0a2aadf"/>[cycle-buffer.el] カレントバッファの表示切り替え
<text:bookmark-end text:name="OrgXref.org0a2aad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cd5e799"/>
<text:bookmark text:name="orgcd5e799"/>[bm.el] カーソル位置をブックマークして追う
<text:bookmark-end text:name="OrgXref.orgcd5e79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5bbc5ed"/>
<text:bookmark text:name="org5bbc5ed"/>[centered-cursor-mode.el] カーソル位置をバッファ中央に固定
<text:bookmark-end text:name="OrgXref.org5bbc5e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b870d6a"/>
<text:bookmark text:name="orgb870d6a"/>[back-button] マークをたどる
<text:bookmark-end text:name="OrgXref.orgb870d6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1d0685e"/>
<text:bookmark text:name="org1d0685e"/>[smart-mark] C-g後に元の場所へカーソルを戻す
<text:bookmark-end text:name="OrgXref.org1d0685e"/></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84455ac"/>
<text:bookmark text:name="org84455ac"/><text:span text:style-name="OrgTodo">TODO</text:span> [syntax-subword.el] M-f で移動する位置をより密にする
<text:bookmark-end text:name="OrgXref.org84455ac"/></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696fd3e"/>
<text:bookmark text:name="org696fd3e"/>[goto-chg.el] 編集箇所を簡単に辿る
<text:bookmark-end text:name="OrgXref.org696fd3e"/></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de277cb"/>
<text:bookmark text:name="orgde277cb"/>編集サポート
<text:bookmark-end text:name="OrgXref.orgde277cb"/></text:h>
      <text:h text:style-name="Heading_20_2" text:outline-level="2" text:is-list-header="false">
<text:bookmark-start text:name="OrgXref.orgc7ca1ea"/>
<text:bookmark text:name="orgc7ca1ea"/>矩形編集／連番入力
<text:bookmark-end text:name="OrgXref.orgc7ca1ea"/></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6a96d83"/>
<text:bookmark text:name="org6a96d83"/>Yank時に装飾を取る
<text:bookmark-end text:name="OrgXref.org6a96d83"/></text:h>
      <text:p text:style-name="OrgSrcBlockLastLine">(<text:span text:style-name="OrgSrcFontLockKeywordFace">setq</text:span><text:s/>yank-excluded-properties<text:s/>t)</text:p>
      <text:h text:style-name="Heading_20_2" text:outline-level="2" text:is-list-header="false">
<text:bookmark-start text:name="OrgXref.orgd400fc0"/>
<text:bookmark text:name="orgd400fc0"/>ファイル保存時に時間を記録する
<text:bookmark-end text:name="OrgXref.orgd400fc0"/></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88a2a1f"/>
<text:bookmark text:name="org88a2a1f"/>選択リージョンを使って検索
<text:bookmark-end text:name="OrgXref.org88a2a1f"/></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9f49a5e"/>
<text:bookmark text:name="org9f49a5e"/>ChangeLog モード
<text:bookmark-end text:name="OrgXref.org9f49a5e"/></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469650e"/>
<text:bookmark text:name="org469650e"/>テキストモード
<text:bookmark-end text:name="OrgXref.org469650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f135c0f"/>
<text:bookmark text:name="orgf135c0f"/>C/C++モード
<text:bookmark-end text:name="OrgXref.orgf135c0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5d813a8"/>
<text:bookmark text:name="org5d813a8"/>C#モード
<text:bookmark-end text:name="OrgXref.org5d813a8"/></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7e01d72"/>
<text:bookmark text:name="org7e01d72"/>Infoモード
<text:bookmark-end text:name="OrgXref.org7e01d72"/></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c254215"/>
<text:bookmark text:name="orgc254215"/>Rモード
<text:bookmark-end text:name="OrgXref.orgc254215"/></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d66c1ce"/>
<text:bookmark text:name="orgd66c1ce"/>nXMLモード
<text:bookmark-end text:name="OrgXref.orgd66c1ce"/></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535d72d"/>
<text:bookmark text:name="org535d72d"/>yamlモード
<text:bookmark-end text:name="OrgXref.org535d72d"/></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d31bcaf"/>
<text:bookmark text:name="orgd31bcaf"/>jsonモード
<text:bookmark-end text:name="OrgXref.orgd31bca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07dcd93"/>
<text:bookmark text:name="org07dcd93"/>javascriptモード
<text:bookmark-end text:name="OrgXref.org07dcd9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3e9000f"/>
<text:bookmark text:name="org3e9000f"/>csvモード
<text:bookmark-end text:name="OrgXref.org3e9000f"/></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3a16903"/>
<text:bookmark text:name="org3a16903"/>asciiモード
<text:bookmark-end text:name="OrgXref.org3a16903"/></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7a93db4"/>
<text:bookmark text:name="org7a93db4"/>esモード
<text:bookmark-end text:name="OrgXref.org7a93db4"/></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f6ec3d3"/>
<text:bookmark text:name="orgf6ec3d3"/>gnuplotモード
<text:bookmark-end text:name="OrgXref.orgf6ec3d3"/></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e7ff423"/>
<text:bookmark text:name="orge7ff423"/>markdown-mode
<text:bookmark-end text:name="OrgXref.orge7ff423"/></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8eab42a"/>
<text:bookmark text:name="org8eab42a"/>cmakeモード
<text:bookmark-end text:name="OrgXref.org8eab42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3789e28"/>
<text:bookmark text:name="org3789e28"/>スペルチェック
<text:bookmark-end text:name="OrgXref.org3789e28"/></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811f97b"/>
<text:bookmark text:name="org811f97b"/>リアルタイムスペルチェック
<text:bookmark-end text:name="OrgXref.org811f97b"/></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9e77bc8"/>
<text:bookmark text:name="org9e77bc8"/>[latex-math-preview.el] TeX数式をプレビュー
<text:bookmark-end text:name="OrgXref.org9e77bc8"/></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7925f3d"/>
<text:bookmark text:name="org7925f3d"/>[po-mode.el] 翻訳ファイルの編集
<text:bookmark-end text:name="OrgXref.org7925f3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b3a1e3b"/>
<text:bookmark text:name="orgb3a1e3b"/>[word-count.el] リージョン内の文字をカウントする
<text:bookmark-end text:name="OrgXref.orgb3a1e3b"/></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c1210d6"/>
<text:bookmark text:name="orgc1210d6"/>[yatex.el] YaTeXモード
<text:bookmark-end text:name="OrgXref.orgc1210d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cf2cf7e"/>
<text:bookmark text:name="orgcf2cf7e"/>[auxtex.el] AUCTEXモード
<text:bookmark-end text:name="OrgXref.orgcf2cf7e"/></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c400f28"/>
<text:bookmark text:name="orgc400f28"/>[display-time-world-mode] 世界時計
<text:bookmark-end text:name="OrgXref.orgc400f28"/></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2535de7"/>
<text:bookmark text:name="org2535de7"/>[yasnippet.el] Emacs用のテンプレートシステム
<text:bookmark-end text:name="OrgXref.org2535de7"/></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1529983"/>
<text:bookmark text:name="org1529983"/>[sdic.el] 英辞郎で英単語を調べる
<text:bookmark-end text:name="OrgXref.org1529983"/></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4602e78"/>
<text:bookmark text:name="org4602e78"/>[osx-dictionary.el] MacOSのdictionary.appで辞書をひく
<text:bookmark-end text:name="OrgXref.org4602e78"/></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810a55a"/>
<text:bookmark text:name="org810a55a"/>MacOSのdictionary.appでCOBUILD5の辞書をひく（旧）
<text:bookmark-end text:name="OrgXref.org810a55a"/></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42d782e"/>
<text:bookmark text:name="org42d782e"/>マイナーモード化
<text:bookmark-end text:name="OrgXref.org42d782e"/></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98a6662"/>
<text:bookmark text:name="org98a6662"/>キーバインド
<text:bookmark-end text:name="OrgXref.org98a6662"/></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3e3265f"/>
<text:bookmark text:name="org3e3265f"/>[lookup.el] 辞書
<text:bookmark-end text:name="OrgXref.org3e3265f"/></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b92d087"/>
<text:bookmark text:name="orgb92d087"/>[cacoo] Cacoo で描く
<text:bookmark-end text:name="OrgXref.orgb92d087"/></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ab17825"/>
<text:bookmark text:name="orgab17825"/>[iedit] バッファ内の同じ文字列を一度に編集する
<text:bookmark-end text:name="OrgXref.orgab17825"/></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daed4c6"/>
<text:bookmark text:name="orgdaed4c6"/>[web-mode] HTML編集
<text:bookmark-end text:name="OrgXref.orgdaed4c6"/></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e1c11ba"/>
<text:bookmark text:name="orge1c11ba"/>[emmet-mode] zencoding の後継
<text:bookmark-end text:name="OrgXref.orge1c11b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b5e6e0a"/>
<text:bookmark text:name="orgb5e6e0a"/>[zencoding-mode] HTML編集の高速化（旧）
<text:bookmark-end text:name="OrgXref.orgb5e6e0a"/></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1bcf9b"/>
<text:bookmark text:name="orge1bcf9b"/>[describe-number] 16進数などを確認
<text:bookmark-end text:name="OrgXref.orge1bcf9b"/></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c0b90d"/>
<text:bookmark text:name="orgdc0b90d"/>[web-beautify.el] ソースコード整形
<text:bookmark-end text:name="OrgXref.orgdc0b90d"/></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4b40a88"/>
<text:bookmark text:name="org4b40a88"/>[smartparens.el] 対応するカッコの挿入をアシスト
<text:bookmark-end text:name="OrgXref.org4b40a8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fc35fa0"/>
<text:bookmark text:name="orgfc35fa0"/>[replace-from-region.el] 選択領域を別の文字列に置き換える
<text:bookmark-end text:name="OrgXref.orgfc35fa0"/></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c0d53d0"/>
<text:bookmark text:name="orgc0d53d0"/>[selected.el] リージョン選択時のアクションを制御
<text:bookmark-end text:name="OrgXref.orgc0d53d0"/></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text:span text:style-name="OrgSrcFontLockTypeFace">&amp;optional</text:span><text:s/>sticky))</text:p>
      <text:p text:style-name="OrgSrcBlock"><text:s/><text:s/><text:s/><text:s/>(<text:span text:style-name="OrgSrcFontLockKeywordFace">declare-function</text:span><text:s/>my:ime-off<text:s/><text:span text:style-name="OrgSrcFontLockStringFace">"init"</text:span><text:s/>(<text:span text:style-name="OrgSrcFontLockTypeFace">&amp;optional</text:span><text:s/>sticky))</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2" text:outline-level="2" text:is-list-header="false">
<text:bookmark-start text:name="OrgXref.org56e6f99"/>
<text:bookmark text:name="org56e6f99"/><text:span text:style-name="OrgTodo">TODO</text:span> [git-complete.el] GIT grep を使う補完エンジン
<text:bookmark-end text:name="OrgXref.org56e6f99"/></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org9b43b63"/>
<text:bookmark text:name="org9b43b63"/>表示サポート
<text:bookmark-end text:name="OrgXref.org9b43b63"/></text:h>
      <text:h text:style-name="Heading_20_2" text:outline-level="2" text:is-list-header="false">
<text:bookmark-start text:name="OrgXref.org51ec219"/>
<text:bookmark text:name="org51ec219"/>モードラインのモード名を短くする
<text:bookmark-end text:name="OrgXref.org51ec21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9f3dae0"/>
<text:bookmark text:name="org9f3dae0"/>続・モードラインのモード名を短縮する
<text:bookmark-end text:name="OrgXref.org9f3dae0"/></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orgstruct-mode<text:s/><text:span text:style-name="OrgSrcFontLockStringFace">"<text:s/>OrgS"</text:span><text:s/><text:span text:style-name="OrgSrcFontLockStringFace">"org"</text:span>)</text:p>
      <text:p text:style-name="OrgSrcBlock"/>
      <text:p text:style-name="OrgSrcBlock"><text:s/><text:s/><text:s/><text:s/><text:s/><text:s/><text:s/><text:span text:style-name="OrgSrcFontLockCommentDelimiterFace">;;<text:s/></text:span><text:span text:style-name="OrgSrcFontLockCommentFace">No<text:s/>display</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bbeac0"/>
<text:bookmark text:name="org0bbeac0"/>モードラインのNarrowを短くする
<text:bookmark-end text:name="OrgXref.org0bbeac0"/></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fff8538"/>
<text:bookmark text:name="orgfff8538"/>モードラインの節約（VC-mode編）
<text:bookmark-end text:name="OrgXref.orgfff853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4fab273"/>
<text:bookmark text:name="org4fab273"/>モードラインの色をカスタマイズする
<text:bookmark-end text:name="OrgXref.org4fab273"/></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486a324"/>
<text:bookmark text:name="org486a324"/>色セット例
<text:bookmark-end text:name="OrgXref.org486a324"/></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a90390"/>
<text:bookmark text:name="org8a90390"/>visible-bell のカスタマイズ
<text:bookmark-end text:name="OrgXref.org8a90390"/></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37f52b5"/>
<text:bookmark text:name="org37f52b5"/>常に <text:span text:style-name="Bold">scratch</text:span> を表示して起動する
<text:bookmark-end text:name="OrgXref.org37f52b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72d6d60"/>
<text:bookmark text:name="org72d6d60"/>バッテリー情報をモードラインに表示する
<text:bookmark-end text:name="OrgXref.org72d6d6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a33f11a"/>
<text:bookmark text:name="orga33f11a"/>スクロールバーを非表示にする
<text:bookmark-end text:name="OrgXref.orga33f11a"/></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5660b62"/>
<text:bookmark text:name="org5660b62"/>[yascroll] フリンジにスクロールバーを出す
<text:bookmark-end text:name="OrgXref.org5660b6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09ddecb"/>
<text:bookmark text:name="org09ddecb"/>ツールバーを非表示にする
<text:bookmark-end text:name="OrgXref.org09ddecb"/></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4577b5e"/>
<text:bookmark text:name="org4577b5e"/>起動時のスプラッシュ画面を表示しない
<text:bookmark-end text:name="OrgXref.org4577b5e"/></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2389d5"/>
<text:bookmark text:name="org02389d5"/>カーソル行の行数をモードラインに表示する
<text:bookmark-end text:name="OrgXref.org02389d5"/></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0f12bd8"/>
<text:bookmark text:name="org0f12bd8"/>カーソル行の関数名をモードラインに表示する
<text:bookmark-end text:name="OrgXref.org0f12bd8"/></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c9af7e"/>
<text:bookmark text:name="orgfc9af7e"/>時刻をモードラインに表示する
<text:bookmark-end text:name="OrgXref.orgfc9af7e"/></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5b9f602"/>
<text:bookmark text:name="org5b9f602"/>対応するカッコをハイライトする
<text:bookmark-end text:name="OrgXref.org5b9f602"/></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ac0c288"/>
<text:bookmark text:name="orgac0c288"/>全角スペースと行末タブ／半角スペースを強調表示する
<text:bookmark-end text:name="OrgXref.orgac0c288"/></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333bb6"/>
<text:bookmark text:name="org4333bb6"/>バッファの終わりをフリンジで明示
<text:bookmark-end text:name="OrgXref.org4333bb6"/></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c380428"/>
<text:bookmark text:name="orgc380428"/>[migemo.el] ローマ字入力で日本語を検索する
<text:bookmark-end text:name="OrgXref.orgc380428"/></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eef4068"/>
<text:bookmark text:name="orgeef4068"/>[anything.el] 何でも絞り込みインターフェイス（旧）
<text:bookmark-end text:name="OrgXref.orgeef406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522c5f1"/>
<text:bookmark text:name="org522c5f1"/>[helm.el] 続・何でも絞り込みインターフェイス
<text:bookmark-end text:name="OrgXref.org522c5f1"/></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batch-build</text:p>
      <text:p text:style-name="OrgSrcBlock"><text:s/><text:s/><text:s/><text:s/><text:s/><text:s/>(recentf-mode<text:s/>1))</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9616d7f"/>
<text:bookmark text:name="org9616d7f"/>[stripe-buffer.el] テーブルの色をストライプにする
<text:bookmark-end text:name="OrgXref.org9616d7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ae70ce0"/>
<text:bookmark text:name="orgae70ce0"/>[rainbow-delimiters] 対応するカッコに色を付ける
<text:bookmark-end text:name="OrgXref.orgae70ce0"/></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be5ef4d"/>
<text:bookmark text:name="orgbe5ef4d"/>[git-gutter-fringe] 編集差分をフレーム端で視覚化
<text:bookmark-end text:name="OrgXref.orgbe5ef4d"/></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815c82b"/>
<text:bookmark text:name="org815c82b"/>[zlc.el] find-file バッファを zsh ライクにする
<text:bookmark-end text:name="OrgXref.org815c82b"/></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10eb9f"/>
<text:bookmark text:name="orgf10eb9f"/>[japanese-holidays] カレンダーをカラフルにする
<text:bookmark-end text:name="OrgXref.orgf10eb9f"/></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b44013c"/>
<text:bookmark text:name="orgb44013c"/>[calendar.el] カレンダーで週番号を表示する
<text:bookmark-end text:name="OrgXref.orgb44013c"/></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fb681ae"/>
<text:bookmark text:name="orgfb681ae"/>[guide-key] キーバインドの選択肢をポップアップする
<text:bookmark-end text:name="OrgXref.orgfb681ae"/></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1eab847"/>
<text:bookmark text:name="org1eab847"/>[which-key] キーバインドの選択肢をポップアップする
<text:bookmark-end text:name="OrgXref.org1eab847"/></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1268dc4"/>
<text:bookmark text:name="org1268dc4"/>[stock-ticker] 株価をモードラインに表示
<text:bookmark-end text:name="OrgXref.org1268dc4"/></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8d52639"/>
<text:bookmark text:name="org8d52639"/>[mode-icons] 使用中のモード表示をアイコンで代替
<text:bookmark-end text:name="OrgXref.org8d52639"/></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cb44483"/>
<text:bookmark text:name="orgcb44483"/>[highlight-symbol] 同じ名前のシンボルをハイライトする
<text:bookmark-end text:name="OrgXref.orgcb44483"/></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ec12ef4"/>
<text:bookmark text:name="orgec12ef4"/>[all-the-icons-dired] フォントを使ったアイコンを表示
<text:bookmark-end text:name="OrgXref.orgec12ef4"/></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1" text:outline-level="1" text:is-list-header="false">
<text:bookmark-start text:name="OrgXref.org1aeac6e"/>
<text:bookmark text:name="org1aeac6e"/>メディアサポート
<text:bookmark-end text:name="OrgXref.org1aeac6e"/></text:h>
      <text:h text:style-name="Heading_20_2" text:outline-level="2" text:is-list-header="false">
<text:bookmark-start text:name="OrgXref.org2a33536"/>
<text:bookmark text:name="org2a33536"/>[bongo.el] Emacsのバッファで音楽ライブラリを管理する
<text:bookmark-end text:name="OrgXref.org2a33536"/></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ac79621"/>
<text:bookmark text:name="orgac79621"/>[GoogleMaps.el] GoogleMaps を Emacs 内で使う
<text:bookmark-end text:name="OrgXref.orgac79621"/></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5c42edb"/>
<text:bookmark text:name="org5c42edb"/>[org-google-weather.el] org-agenda に天気を表示する
<text:bookmark-end text:name="OrgXref.org5c42ed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fb0d83"/>
<text:bookmark text:name="org2fb0d83"/>[japanlaw.el] Emacs 電子六法
<text:bookmark-end text:name="OrgXref.org2fb0d83"/></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e471174"/>
<text:bookmark text:name="orge471174"/>[sunshine.el] 天気を知る
<text:bookmark-end text:name="OrgXref.orge471174"/></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707a1d4"/>
<text:bookmark text:name="org707a1d4"/>履歴／ファイル管理
<text:bookmark-end text:name="OrgXref.org707a1d4"/></text:h>
      <text:h text:style-name="Heading_20_2" text:outline-level="2" text:is-list-header="false">
<text:bookmark-start text:name="OrgXref.orgf9f27a6"/>
<text:bookmark text:name="orgf9f27a6"/>[dired] ファイラのサポートツール
<text:bookmark-end text:name="OrgXref.orgf9f27a6"/></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58474af"/>
<text:bookmark text:name="org58474af"/>Undoバッファを無限に取る
<text:bookmark-end text:name="OrgXref.org58474af"/></text:h>
      <text:p text:style-name="OrgSrcBlockLastLine">(<text:span text:style-name="OrgSrcFontLockKeywordFace">setq</text:span><text:s/>undo-outer-limit<text:s/>nil)</text:p>
      <text:h text:style-name="Heading_20_2" text:outline-level="2" text:is-list-header="false">
<text:bookmark-start text:name="OrgXref.orged1ee53"/>
<text:bookmark text:name="orged1ee53"/>[undo-tree] 編集履歴をわかりやすくたどる
<text:bookmark-end text:name="OrgXref.orged1ee53"/></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78c910b"/>
<text:bookmark text:name="org78c910b"/>バッファ保存時にバックアップファイルを生成する
<text:bookmark-end text:name="OrgXref.org78c910b"/></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c41de51"/>
<text:bookmark text:name="orgc41de51"/>バッファ保存時にバックアップを生成させない
<text:bookmark-end text:name="OrgXref.orgc41de5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01e1b19"/>
<text:bookmark text:name="org01e1b19"/>ミニバッファの履歴を保存しリストアする
<text:bookmark-end text:name="OrgXref.org01e1b19"/></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70e988b"/>
<text:bookmark text:name="org70e988b"/>履歴サイズを大きくする
<text:bookmark-end text:name="OrgXref.org70e988b"/></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d310779"/>
<text:bookmark text:name="orgd310779"/>Emacs終了時に開いていたバッファを起動時に復元する
<text:bookmark-end text:name="OrgXref.orgd310779"/></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ffac61a"/>
<text:bookmark text:name="orgffac61a"/>最近開いたファイルリストを保持
<text:bookmark-end text:name="OrgXref.orgffac61a"/></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24951b3"/>
<text:bookmark text:name="org24951b3"/>深夜にバッファを自動整理する
<text:bookmark-end text:name="OrgXref.org24951b3"/></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382c2b4"/>
<text:bookmark text:name="org382c2b4"/>[auto-save-buffers.el] 一定間隔でバッファを保存する
<text:bookmark-end text:name="OrgXref.org382c2b4"/></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487eed0"/>
<text:bookmark text:name="org487eed0"/>[backup-dir.el] バックアップファイルを一箇所に集める
<text:bookmark-end text:name="OrgXref.org487eed0"/></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d0f2c7c"/>
<text:bookmark text:name="orgd0f2c7c"/>[backup-each-save] クラッシュに備える
<text:bookmark-end text:name="OrgXref.orgd0f2c7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027d6a0"/>
<text:bookmark text:name="org027d6a0"/>特定のファイルを Dropbox 以下にバックアップする
<text:bookmark-end text:name="OrgXref.org027d6a0"/></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db4edd3"/>
<text:bookmark text:name="orgdb4edd3"/>[session.el] 様々な履歴を保存し復元に利用する
<text:bookmark-end text:name="OrgXref.orgdb4edd3"/></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aab54cc"/>
<text:bookmark text:name="orgaab54cc"/>[wakatime-mode.el] WakaTime を利用して作業記録する
<text:bookmark-end text:name="OrgXref.orgaab54cc"/></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ba9a02b"/>
<text:bookmark text:name="orgba9a02b"/>[neotree.el] ディレクトリ情報をツリー表示
<text:bookmark-end text:name="OrgXref.orgba9a02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2c2f5c7"/>
<text:bookmark text:name="org2c2f5c7"/>[osx-trash] system-move-file-to-trash を有効にする
<text:bookmark-end text:name="OrgXref.org2c2f5c7"/></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251a155"/>
<text:bookmark text:name="org251a155"/><text:span text:style-name="OrgTodo">TODO</text:span> [helpful] リッチなヘルプページ
<text:bookmark-end text:name="OrgXref.org251a155"/></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719575b"/>
<text:bookmark text:name="org719575b"/>[keyfreq.el] コマンドログ
<text:bookmark-end text:name="OrgXref.org719575b"/></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aa6ba8f"/>
<text:bookmark text:name="orgaa6ba8f"/>開発サポート
<text:bookmark-end text:name="OrgXref.orgaa6ba8f"/></text:h>
      <text:h text:style-name="Heading_20_2" text:outline-level="2" text:is-list-header="false">
<text:bookmark-start text:name="OrgXref.org576d9f6"/>
<text:bookmark text:name="org576d9f6"/>便利キーバインド
<text:bookmark-end text:name="OrgXref.org576d9f6"/></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daa4f41"/>
<text:bookmark text:name="orgdaa4f41"/>[gist.el] Gist インターフェイス
<text:bookmark-end text:name="OrgXref.orgdaa4f41"/></text:h>
      <text:p text:style-name="OrgSrcBlockLastLine">(autoload-if-found<text:s/>'(gist)<text:s/><text:span text:style-name="OrgSrcFontLockStringFace">"gist"</text:span><text:s/>nil<text:s/>t)</text:p>
      <text:h text:style-name="Heading_20_2" text:outline-level="2" text:is-list-header="false">
<text:bookmark-start text:name="OrgXref.orgdbd2d21"/>
<text:bookmark text:name="orgdbd2d21"/>[doxymacs.el] Doxygen のコメントを簡単に入力する
<text:bookmark-end text:name="OrgXref.orgdbd2d21"/></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d230fe2"/>
<text:bookmark text:name="orgd230fe2"/>[matlab.el] Matlab用の設定<text:tab/><text:span text:style-name="OrgTags">[<text:span text:style-name="OrgTag">Mac</text:span>]</text:span>
<text:bookmark-end text:name="OrgXref.orgd230fe2"/></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c82d08"/>
<text:bookmark text:name="org1c82d08"/>[flycheck.el] 構文エラー表示
<text:bookmark-end text:name="OrgXref.org1c82d08"/></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6feaec9"/>
<text:bookmark text:name="org6feaec9"/>[auto-complete.el] 自動補完機能
<text:bookmark-end text:name="OrgXref.org6feaec9"/></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c383d2e"/>
<text:bookmark text:name="orgc383d2e"/>[auto-complete-clang.el] オムニ補完
<text:bookmark-end text:name="OrgXref.orgc383d2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1dd9b94"/>
<text:bookmark text:name="org1dd9b94"/>References
<text:bookmark-end text:name="OrgXref.org1dd9b9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c9d1c20"/>
<text:bookmark text:name="orgc9d1c20"/>[hideshowvis.el] 関数の表示／非表示
<text:bookmark-end text:name="OrgXref.orgc9d1c2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46b31f4"/>
<text:bookmark text:name="org46b31f4"/>[origami.el] 関数の折りたたみ
<text:bookmark-end text:name="OrgXref.org46b31f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9886c7b"/>
<text:bookmark text:name="org9886c7b"/>[quickrun.el] お手軽ビルド
<text:bookmark-end text:name="OrgXref.org9886c7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70083d3"/>
<text:bookmark text:name="org70083d3"/>[ggtags.el] タグジャンプ
<text:bookmark-end text:name="OrgXref.org70083d3"/></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5f054b0"/>
<text:bookmark text:name="org5f054b0"/>[0xc] N進数変換
<text:bookmark-end text:name="OrgXref.org5f054b0"/></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f6b7dfa"/>
<text:bookmark text:name="orgf6b7dfa"/><text:span text:style-name="OrgTodo">TODO</text:span> [EditorConfig] コードスタイルの強制
<text:bookmark-end text:name="OrgXref.orgf6b7dfa"/></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3144580"/>
<text:bookmark text:name="org3144580"/>[uuid.el] UUID の生成
<text:bookmark-end text:name="OrgXref.org314458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3e60c2f"/>
<text:bookmark text:name="org3e60c2f"/>[hexl.el] バイナリファイルを開く
<text:bookmark-end text:name="OrgXref.org3e60c2f"/></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717f7e6"/>
<text:bookmark text:name="org717f7e6"/>[package-lint.el] MEPLA登録用Lint
<text:bookmark-end text:name="OrgXref.org717f7e6"/></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be1b2c6"/>
<text:bookmark text:name="orgbe1b2c6"/><text:span text:style-name="OrgTodo">TODO</text:span> [cov] カバレッジの状態をフリンジで確認
<text:bookmark-end text:name="OrgXref.orgbe1b2c6"/></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4f0701b"/>
<text:bookmark text:name="org4f0701b"/><text:span text:style-name="OrgTodo">TODO</text:span> [projectile.el] ディレクトリ単位でファイル群をプロジェクト扱いする
<text:bookmark-end text:name="OrgXref.org4f0701b"/></text:h>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KeywordFace">setq</text:span><text:s/>projectile-completion-system<text:s/>'helm))</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0229c31"/>
<text:bookmark text:name="org0229c31"/><text:span text:style-name="OrgTodo">TODO</text:span> [magit.el] Gitクライアント
<text:bookmark-end text:name="OrgXref.org0229c31"/></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bfb3572"/>
<text:bookmark text:name="orgbfb3572"/>Org Mode
<text:bookmark-end text:name="OrgXref.orgbfb3572"/></text:h>
      <text:h text:style-name="Heading_20_2" text:outline-level="2" text:is-list-header="false">
<text:bookmark-start text:name="OrgXref.org60cf4f0"/>
<text:bookmark text:name="org60cf4f0"/>基本設定
<text:bookmark-end text:name="OrgXref.org60cf4f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f0569cb"/>
<text:bookmark text:name="orgf0569cb"/>contribution を使う
<text:bookmark-end text:name="OrgXref.orgf0569c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3e9d493"/>
<text:bookmark text:name="org3e9d493"/>iCal との連携
<text:bookmark-end text:name="OrgXref.org3e9d493"/></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81d9fcc"/>
<text:bookmark text:name="org81d9fcc"/>スピードコマンド
<text:bookmark-end text:name="OrgXref.org81d9fcc"/></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8cbfadb"/>
<text:bookmark text:name="org8cbfadb"/>Pomodoro
<text:bookmark-end text:name="OrgXref.org8cbfadb"/></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通知を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90"</text:span>)</text:p>
      <text:p text:style-name="OrgSrcBlock"><text:s/><text:s/>(<text:span text:style-name="OrgSrcFontLockKeywordFace">setq</text:span><text:s/>growl-pomodoro-default-task-name<text:s/><text:span text:style-name="OrgSrcFontLockStringFace">"Time<text:s/>is<text:s/>up!"</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LastLine"><text:s/><text:s/>(add-hook<text:s/>'org-timer-done-hook<text:s/>#'growl-pomodoro-timer))</text:p>
      <text:h text:style-name="Heading_20_2" text:outline-level="2" text:is-list-header="false">
<text:bookmark-start text:name="OrgXref.org8740b2d"/>
<text:bookmark text:name="org8740b2d"/>face 関連
<text:bookmark-end text:name="OrgXref.org8740b2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1">#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b08d899"/>
<text:bookmark text:name="orgb08d899"/><text:span text:style-name="OrgTodo">TODO</text:span> キーワードのカスタマイズ
<text:bookmark-end text:name="OrgXref.orgb08d899"/></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9badd39"/>
<text:bookmark text:name="org9badd39"/>ImageMagick を使って様々な画像をインライン表示する
<text:bookmark-end text:name="OrgXref.org9badd39"/></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fcf97cf"/>
<text:bookmark text:name="orgfcf97cf"/>[org-agenda] タスク／予定管理
<text:bookmark-end text:name="OrgXref.orgfcf97cf"/></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e058c3"/>
<text:bookmark text:name="org0e058c3"/><text:span text:style-name="OrgTodo">TODO</text:span> [orgbox.el] スケジュール追加のわかりやすい入力
<text:bookmark-end text:name="OrgXref.org0e058c3"/></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d96540a"/>
<text:bookmark text:name="orgd96540a"/><text:span text:style-name="OrgTodo">TODO</text:span> [org-review.el] レビューフローのサポート
<text:bookmark-end text:name="OrgXref.orgd96540a"/></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669afcc"/>
<text:bookmark text:name="org669afcc"/>[appt.el] アラーム設定
<text:bookmark-end text:name="OrgXref.org669afc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2b952f0"/>
<text:bookmark text:name="org2b952f0"/>[org-capture] 高速にメモを取る
<text:bookmark-end text:name="OrgXref.org2b952f0"/></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835e0d1"/>
<text:bookmark text:name="org835e0d1"/>[org-refile] orgツリーの高速移動
<text:bookmark-end text:name="OrgXref.org835e0d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274bd0b"/>
<text:bookmark text:name="org274bd0b"/>[org-babel] 基本設定
<text:bookmark-end text:name="OrgXref.org274bd0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0e1238d"/>
<text:bookmark text:name="org0e1238d"/>[org-babel] ソースブロックの入力キーをカスタマイズ
<text:bookmark-end text:name="OrgXref.org0e1238d"/></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efb6c8"/>
<text:bookmark text:name="org0efb6c8"/>[MobileOrg] iOS との連携
<text:bookmark-end text:name="OrgXref.org0efb6c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106614"/>
<text:bookmark text:name="orge106614"/>[org-tree-slide] Org でプレゼンテーション
<text:bookmark-end text:name="OrgXref.orge106614"/></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76a5cac"/>
<text:bookmark text:name="org76a5cac"/>[org-tree-slide] クロックインとアウトを自動化する
<text:bookmark-end text:name="OrgXref.org76a5ca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s/>4))</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a27e3b5"/>
<text:bookmark text:name="orga27e3b5"/>[org-tree-slide] 特定のツリーをプロポーショナルフォントで表示する
<text:bookmark-end text:name="OrgXref.orga27e3b5"/></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d7000a8"/>
<text:bookmark text:name="orgd7000a8"/>[org-tree-slide] ヘッドラインをリッチにする
<text:bookmark-end text:name="OrgXref.orgd7000a8"/></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aabe85d"/>
<text:bookmark text:name="orgaabe85d"/><text:span text:style-name="OrgTodo">TODO</text:span> [org-tree-slide] BEGIN_SRCとEND_SRCを消して背景色を変える
<text:bookmark-end text:name="OrgXref.orgaabe85d"/></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bee939e"/>
<text:bookmark text:name="orgbee939e"/><text:span text:style-name="OrgTodo">TODO</text:span> [org-fstree] ディレクトリ構造を読み取る
<text:bookmark-end text:name="OrgXref.orgbee939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e348619"/>
<text:bookmark text:name="orge348619"/>[calfw-org] calfw に org の予定を表示する
<text:bookmark-end text:name="OrgXref.orge348619"/></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2f5065c"/>
<text:bookmark text:name="org2f5065c"/>[org-export-generic] エクスポート機能を拡張する
<text:bookmark-end text:name="OrgXref.org2f5065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6dc1d8f"/>
<text:bookmark text:name="org6dc1d8f"/><text:span text:style-name="OrgTodo">TODO</text:span> [ox] 出力形式の拡張
<text:bookmark-end text:name="OrgXref.org6dc1d8f"/></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fef0f42"/>
<text:bookmark text:name="orgfef0f42"/>[org-odt] ODT形式に出力
<text:bookmark-end text:name="OrgXref.orgfef0f42"/></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de55b1d"/>
<text:bookmark text:name="orgde55b1d"/>[ox-twbs] Twitter Bootstrap 互換のHTML出力
<text:bookmark-end text:name="OrgXref.orgde55b1d"/></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4cccfa4"/>Listing <text:sequence text:ref-name="org4cccfa4"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ebbfcd3"/>
<text:bookmark text:name="orgebbfcd3"/>[org-crypt] ツリーを暗号化する
<text:bookmark-end text:name="OrgXref.orgebbfcd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ed53ec"/>
<text:bookmark text:name="orgbed53ec"/>[org-mac-link] 外部アプリから情報を取る
<text:bookmark-end text:name="OrgXref.orgbed53ec"/></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a77f722"/>
<text:bookmark text:name="orga77f722"/><text:span text:style-name="OrgTodo">TODO</text:span> Parers3.app からリンクを取得する
<text:bookmark-end text:name="OrgXref.orga77f722"/></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f2dfa0"/>
<text:bookmark text:name="orgdf2dfa0"/><text:span text:style-name="OrgTodo">TODO</text:span> Papers3.app のリンクを開けるようにする
<text:bookmark-end text:name="OrgXref.orgdf2dfa0"/></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f2d8324"/>
<text:bookmark text:name="orgf2d8324"/><text:span text:style-name="OrgTodo">TODO</text:span> [org-attach] 外部ファイルを紐付ける
<text:bookmark-end text:name="OrgXref.orgf2d832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d61f92c"/>
<text:bookmark text:name="orgd61f92c"/><text:span text:style-name="OrgTodo">TODO</text:span> [org-screenshot] スクリーンショットを貼り付ける
<text:bookmark-end text:name="OrgXref.orgd61f92c"/></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0685ad4"/>
<text:bookmark text:name="org0685ad4"/>[terminal-notifier] イベント通知
<text:bookmark-end text:name="OrgXref.org0685ad4"/></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text:s/><text:s/><text:s/><text:s/>(add-hook<text:s/>'kill-emacs-hook<text:s/>#'my:org-clock-out-and-save-when-exit))</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635ede2"/>
<text:bookmark text:name="org635ede2"/>References
<text:bookmark-end text:name="OrgXref.org635ede2"/></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6162777"/>
<text:bookmark text:name="org6162777"/>[org-grep] org ファイルを grep する
<text:bookmark-end text:name="OrgXref.org6162777"/></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29da23a"/>
<text:bookmark text:name="org29da23a"/>[ox-reveal] ナイスなHTML5プレゼンテーション出力
<text:bookmark-end text:name="OrgXref.org29da23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9064146"/>
<text:bookmark text:name="org9064146"/><text:span text:style-name="OrgTodo">READ</text:span> ME を常に org-mode で開く
<text:bookmark-end text:name="OrgXref.org9064146"/></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430e17f"/>
<text:bookmark text:name="org430e17f"/>Growlnotify と org-mode でアラーム管理
<text:bookmark-end text:name="OrgXref.org430e17f"/></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set-alarms-from-file<text:s/>trigger-file)</text:p>
      <text:p text:style-name="OrgSrcBlock"><text:s/><text:s/><text:s/><text:s/><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tr/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5bbb3fa"/>
<text:bookmark text:name="org5bbb3fa"/>org-mode の latex エクスポート関数をオーバーライド
<text:bookmark-end text:name="OrgXref.org5bbb3f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9923eed"/>
<text:bookmark text:name="org9923eed"/>[org-autolist] ブリッツの入力を簡単に
<text:bookmark-end text:name="OrgXref.org9923eed"/></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b34c423"/>
<text:bookmark text:name="orgb34c423"/>[org-dashboard] 進捗をプログレスバーで確認
<text:bookmark-end text:name="OrgXref.orgb34c42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e818a5a"/>
<text:bookmark text:name="orge818a5a"/><text:span text:style-name="OrgTodo">TODO</text:span> [org-clock-today] 今日の総作業時間をモードラインに表示
<text:bookmark-end text:name="OrgXref.orge818a5a"/></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CommentDelimiterFace">;;<text:s/></text:span><text:span text:style-name="OrgSrcFontLockCommentFace">(setq<text:s/>org-clock-today-hide-default-org-clock-mode-line<text:s/>t)</text:span></text:p>
      <text:p text:style-name="OrgSrcBlockLastLine"><text:s/><text:s/><text:s/><text:s/>(org-clock-today-mode<text:s/>1)))</text:p>
      <text:h text:style-name="Heading_20_2" text:outline-level="2" text:is-list-header="false">
<text:bookmark-start text:name="OrgXref.org632e911"/>
<text:bookmark text:name="org632e911"/><text:span text:style-name="OrgTodo">TODO</text:span> [org-recent-headings] 訪問したツリーを記録し簡単に再訪問可能にする
<text:bookmark-end text:name="OrgXref.org632e911"/></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c72c552"/>
<text:bookmark text:name="orgc72c552"/><text:span text:style-name="OrgTodo">TODO</text:span> [orgnav] ツリーの検索インタフェース
<text:bookmark-end text:name="OrgXref.orgc72c552"/></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b73e737"/>
<text:bookmark text:name="orgb73e737"/><text:span text:style-name="OrgTodo">TODO</text:span> [org-random-todo] ランダムにタスクを選ぶ
<text:bookmark-end text:name="OrgXref.orgb73e737"/></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7e2a7bf"/>
<text:bookmark text:name="org7e2a7bf"/><text:span text:style-name="OrgTodo">TODO</text:span> [toc-org] 目次の挿入
<text:bookmark-end text:name="OrgXref.org7e2a7bf"/></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47036b9"/>
<text:bookmark text:name="org47036b9"/>フレーム／ウィンドウ制御
<text:bookmark-end text:name="OrgXref.org47036b9"/></text:h>
      <text:h text:style-name="Heading_20_2" text:outline-level="2" text:is-list-header="false">
<text:bookmark-start text:name="OrgXref.org0212458"/>
<text:bookmark text:name="org0212458"/>起動時の設定
<text:bookmark-end text:name="OrgXref.org0212458"/></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pan text:style-name="OrgSrcFontLockCommentDelimiterFace">;;<text:s/></text:span><text:span text:style-name="OrgSrcFontLockCommentFace">(width<text:s/>.<text:s/>80)<text:s/>;<text:s/>Width<text:s/><text:s/>:<text:s/>character<text:s/>count</text:span></text:p>
      <text:p text:style-name="OrgSrcBlock"><text:s/><text:s/><text:s/><text:s/><text:s/><text:s/><text:s/><text:s/><text:s/><text:s/><text:s/><text:span text:style-name="OrgSrcFontLockCommentDelimiterFace">;;<text:s/></text:span><text:span text:style-name="OrgSrcFontLockCommentFace">(height<text:s/>.<text:s/>36)</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t)))</text:p>
      <text:p text:style-name="OrgSrcBlock"><text:s/><text:s/><text:s/><text:s/>(<text:span text:style-name="OrgSrcFontLockKeywordFace">defun</text:span><text:s/><text:span text:style-name="OrgSrcFontLockFunctionNameFace">my:ime-off</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nil)))</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5d279f7"/>
<text:bookmark text:name="org5d279f7"/>複数フレーム対応
<text:bookmark-end text:name="OrgXref.org5d279f7"/></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3cbbb9c"/>
<text:bookmark text:name="org3cbbb9c"/>[e2wm.el] 二画面表示
<text:bookmark-end text:name="OrgXref.org3cbbb9c"/></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17c9a56"/>
<text:bookmark text:name="org17c9a56"/>[moom.el] キーボードでフレームの場所を移す
<text:bookmark-end text:name="OrgXref.org17c9a56"/></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fullscreen-font-size<text:s/>(moom-fullscreen-font-size))</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s/>#'moom--make-frame-height-ring)</text:p>
      <text:p text:style-name="OrgSrcBlock"><text:s/><text:s/><text:s/><text:s/>(add-hook<text:s/>'moom-after-fullscreen-hook<text:s/>#'moom-move-frame-to-center)</text:p>
      <text:p text:style-name="OrgSrcBlock"><text:s/><text:s/><text:s/><text:s/>(add-hook<text:s/>'moom-after-fullscreen-hook<text:s/>#'moom-print-status)</text:p>
      <text:p text:style-name="OrgSrcBlock"><text:s/><text:s/><text:s/><text:s/>(add-hook<text:s/>'moom-reset-font-size-hook<text:s/>#'moom-move-frame-to-center)</text:p>
      <text:p text:style-name="OrgSrcBlock"><text:s/><text:s/><text:s/><text:s/>(add-hook<text:s/>'moom-reset-font-size-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right<text:s/>edge<text:s/>of<text:s/>the<text:s/>window<text:s/>display</text:span></text:p>
      <text:p text:style-name="OrgSrcBlock"><text:s/><text:s/>(global-set-key<text:s/>(kbd<text:s/><text:span text:style-name="OrgSrcFontLockStringFace">"S-M-0"</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text:span text:style-name="OrgSrcFontLockKeywordFace">defun</text:span><text:s/><text:span text:style-name="OrgSrcFontLockFunctionNameFace">my:mid-font-size</text:span><text:s/>()</text:p>
      <text:p text:style-name="OrgSrcBlock"><text:s/><text:s/><text:s/><text:s/>(<text:span text:style-name="OrgSrcFontLockKeywordFace">interactive</text:span>)</text:p>
      <text:p text:style-name="OrgSrcBlock"><text:s/><text:s/><text:s/><text:s/>(moom-set-font-size-input</text:p>
      <text:p text:style-name="OrgSrcBlock"><text:s/><text:s/><text:s/><text:s/><text:s/>(/<text:s/>(+<text:s/>moom-init-font-size<text:s/>moom-fullscreen-font-size)<text:s/>2))</text:p>
      <text:p text:style-name="OrgSrcBlock"><text:s/><text:s/><text:s/><text:s/>(moom-move-frame-to-center)</text:p>
      <text:p text:style-name="OrgSrcBlock"><text:s/><text:s/><text:s/><text:s/>(moom-print-status))</text:p>
      <text:p text:style-name="OrgSrcBlock"><text:s/><text:s/>(global-set-key<text:s/>(kbd<text:s/><text:span text:style-name="OrgSrcFontLockStringFace">"C-x<text:s/>C-8"</text:span>)<text:s/>'my:mid-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text:span text:style-name="OrgSrcFontLockKeywordFace">defun</text:span><text:s/><text:span text:style-name="OrgSrcFontLockFunctionNameFace">my:increase-font-size</text:span><text:s/>()</text:p>
      <text:p text:style-name="OrgSrcBlock"><text:s/><text:s/><text:s/><text:s/>(<text:span text:style-name="OrgSrcFontLockKeywordFace">interactive</text:span>)</text:p>
      <text:p text:style-name="OrgSrcBlock"><text:s/><text:s/><text:s/><text:s/>(moom-in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increase-font-size)</text:p>
      <text:p text:style-name="OrgSrcBlock"><text:s/><text:s/>(<text:span text:style-name="OrgSrcFontLockKeywordFace">defun</text:span><text:s/><text:span text:style-name="OrgSrcFontLockFunctionNameFace">my:decrease-font-size</text:span><text:s/>()</text:p>
      <text:p text:style-name="OrgSrcBlock"><text:s/><text:s/><text:s/><text:s/>(<text:span text:style-name="OrgSrcFontLockKeywordFace">interactive</text:span>)</text:p>
      <text:p text:style-name="OrgSrcBlock"><text:s/><text:s/><text:s/><text:s/>(moom-de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decrease-font-size))</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09f618c"/>
<text:bookmark text:name="org09f618c"/>[popwin.el] ポップアップウィンドウの制御
<text:bookmark-end text:name="OrgXref.org09f618c"/></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cdd3637"/>
<text:bookmark text:name="orgcdd3637"/><text:span text:style-name="OrgTodo">TODO</text:span> [shackle.el] ポップアップウィンドウの制御
<text:bookmark-end text:name="OrgXref.orgcdd3637"/></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1efe2eb"/>
<text:bookmark text:name="org1efe2eb"/>[elscreen.el] Emacs バッファをタブ化
<text:bookmark-end text:name="OrgXref.org1efe2eb"/></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7244271"/>
<text:bookmark text:name="org7244271"/>[tabbar-ruler] バッファをタブ切り替え可能に
<text:bookmark-end text:name="OrgXref.org7244271"/></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baff1dd"/>
<text:bookmark text:name="orgbaff1dd"/>[winner-undo.el] ウィンドウ構成の履歴を辿る
<text:bookmark-end text:name="OrgXref.orgbaff1dd"/></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8865b66"/>
<text:bookmark text:name="org8865b66"/>フォント／配色関連
<text:bookmark-end text:name="OrgXref.org8865b66"/></text:h>
      <text:h text:style-name="Heading_20_2" text:outline-level="2" text:is-list-header="false">
<text:bookmark-start text:name="OrgXref.org19b2566"/>
<text:bookmark text:name="org19b2566"/>正規表現を見やすくする
<text:bookmark-end text:name="OrgXref.org19b2566"/></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d1f79c0"/>
<text:bookmark text:name="orgd1f79c0"/>設定ファイルを見やすくする
<text:bookmark-end text:name="OrgXref.orgd1f79c0"/></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6846e57"/>
<text:bookmark text:name="org6846e57"/>カーソル行に色をつける
<text:bookmark-end text:name="OrgXref.org6846e57"/></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73dcd01"/>
<text:bookmark text:name="org73dcd01"/>カーソル色の切り替え<text:tab/><text:span text:style-name="OrgTags">[<text:span text:style-name="OrgTag">Mac</text:span>]</text:span>
<text:bookmark-end text:name="OrgXref.org73dcd01"/></text:h>
      <text:p text:style-name="OrgSrcBlock">(<text:span text:style-name="OrgSrcFontLockKeywordFace">when</text:span><text:s/>(<text:span text:style-name="OrgSrcFontLockKeywordFace">and</text:span><text:s/>(string=<text:s/>system-name<text:s/><text:span text:style-name="OrgSrcFontLockStringFace">"mba.local"</text:span>)</text:p>
      <text:p text:style-name="OrgSrcBlock"><text:s/><text:s/><text:s/><text:s/><text:s/><text:s/><text:s/><text:s/><text:s/><text:s/><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message<text:s/><text:span text:style-name="OrgSrcFontLockStringFace">"activate-hook"</text:span>)</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784c6a8"/>
<text:bookmark text:name="org784c6a8"/>カーソルを点滅させない
<text:bookmark-end text:name="OrgXref.org784c6a8"/></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a22477b"/>
<text:bookmark text:name="orga22477b"/>カーソル位置のフォントを確認
<text:bookmark-end text:name="OrgXref.orga22477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68155d5"/>
<text:bookmark text:name="org68155d5"/>フォント設定
<text:bookmark-end text:name="OrgXref.org68155d5"/></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ascii-font<text:s/>(<text:span text:style-name="OrgSrcFontLockKeywordFace">or</text:span><text:s/>ascii<text:s/><text:span text:style-name="OrgSrcFontLockStringFace">"Monaco"</text:span>))</text:p>
      <text:p text:style-name="OrgSrcBlock"><text:s/><text:s/><text:s/><text:s/><text:s/><text:s/><text:s/><text:s/><text:s/><text:s/>(ja-font<text:s/>(<text:span text:style-name="OrgSrcFontLockKeywordFace">or</text:span><text:s/>ja<text:s/><text:span text:style-name="OrgSrcFontLockStringFace">"Migu<text:s/>2M"</text:span>)))</text:p>
      <text:p text:style-name="OrgSrcBlock"><text:s/><text:s/><text:s/><text:s/><text:s/><text:s/>(<text:span text:style-name="OrgSrcFontLockKeywordFace">with-eval-after-load</text:span><text:s/><text:span text:style-name="OrgSrcFontLockStringFace">"moom"</text:span></text:p>
      <text:p text:style-name="OrgSrcBlock"><text:s/><text:s/><text:s/><text:s/><text:s/><text:s/><text:s/><text:s/>(<text:span text:style-name="OrgSrcFontLockKeywordFace">setq</text:span><text:s/>moom-ascii-font<text:s/>ascii-font</text:p>
      <text:p text:style-name="OrgSrcBlock"><text:s/><text:s/><text:s/><text:s/><text:s/><text:s/><text:s/><text:s/><text:s/><text:s/><text:s/><text:s/><text:s/><text:s/>moom-ja-font<text:s/>ja-fon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ae3926c"/>
<text:bookmark text:name="orgae3926c"/>フォントのインストール方法
<text:bookmark-end text:name="OrgXref.orgae3926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658ab6"/>
<text:bookmark text:name="org4658ab6"/>フォントチェック用コード
<text:bookmark-end text:name="OrgXref.org4658ab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934ded1"/>
<text:bookmark text:name="org934ded1"/>行間を制御する
<text:bookmark-end text:name="OrgXref.org934ded1"/></text:h>
      <text:p text:style-name="OrgSrcBlockLastLine">(set-default<text:s/>'line-spacing<text:s/>0.2)</text:p>
      <text:h text:style-name="Heading_20_2" text:outline-level="2" text:is-list-header="false">
<text:bookmark-start text:name="OrgXref.org398a10f"/>
<text:bookmark text:name="org398a10f"/>パッチをカラフルに表示する
<text:bookmark-end text:name="OrgXref.org398a10f"/></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9ae1709"/>
<text:bookmark text:name="org9ae1709"/>背景を黒系色にする
<text:bookmark-end text:name="OrgXref.org9ae1709"/></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059a085"/>
<text:bookmark text:name="org059a085"/>時間帯を指定して起動時にテーマを切り替える
<text:bookmark-end text:name="OrgXref.org059a085"/></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d2ff836"/>
<text:bookmark text:name="orgd2ff836"/>[rainbow-mode.el] 配色のリアルタイム確認
<text:bookmark-end text:name="OrgXref.orgd2ff836"/></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7fe0ff1"/>
<text:bookmark text:name="org7fe0ff1"/>色一覧
<text:bookmark-end text:name="OrgXref.org7fe0ff1"/></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0140c80"/>
<text:bookmark text:name="org0140c80"/>[volatile-highlights] コピペした領域を強調
<text:bookmark-end text:name="OrgXref.org0140c80"/></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8c26dce"/>
<text:bookmark text:name="org8c26dce"/>[edit-color-stamp] Qt経由でカラーピッカーを使う
<text:bookmark-end text:name="OrgXref.org8c26dce"/></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19c0c44"/>
<text:bookmark text:name="org19c0c44"/>ユーティリティ関数
<text:bookmark-end text:name="OrgXref.org19c0c44"/></text:h>
      <text:h text:style-name="Heading_20_2" text:outline-level="2" text:is-list-header="false">
<text:bookmark-start text:name="OrgXref.orgfe9c090"/>
<text:bookmark text:name="orgfe9c090"/>[pomodoro.el] ポモドーロの実践
<text:bookmark-end text:name="OrgXref.orgfe9c090"/></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c62da67"/>
<text:bookmark text:name="orgc62da67"/>[pomodoro.el] 続・ポモドーロの実践
<text:bookmark-end text:name="OrgXref.orgc62da6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s/>(car<text:s/>pomodoro:mode-line-work-sign-list))</text:p>
      <text:p text:style-name="OrgSrcBlock"><text:s/><text:s/><text:s/><text:s/>(apply<text:s/>f<text:s/>minutes))</text:p>
      <text:p text:style-name="OrgSrcBlock"><text:s/><text:s/>(advice-add<text:s/>'pomodoro:start<text:s/><text:span text:style-name="OrgSrcFontLockBuiltinFace">:around</text:span><text:s/>#'advice:pomodoro:start)</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acd16cd"/>
<text:bookmark text:name="orgacd16cd"/>[google-this.el] 単語をグーグル検索
<text:bookmark-end text:name="OrgXref.orgacd16cd"/></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72e222f"/>
<text:bookmark text:name="org72e222f"/>[lingr.el] チャットルームに参加
<text:bookmark-end text:name="OrgXref.org72e222f"/></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6eb6ac4"/>
<text:bookmark text:name="org6eb6ac4"/>[osx-lib.el] OSX用ユーティリティ<text:tab/><text:span text:style-name="OrgTags">[<text:span text:style-name="OrgTag">Mac</text:span>]</text:span>
<text:bookmark-end text:name="OrgXref.org6eb6ac4"/></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a4e3663"/>
<text:bookmark text:name="orga4e3663"/><text:span text:style-name="OrgTodo">TODO</text:span> [password-store.el] パスワード管理
<text:bookmark-end text:name="OrgXref.orga4e3663"/></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c6d279e"/>
<text:bookmark text:name="orgc6d279e"/>[multi-term.el] ターミナル
<text:bookmark-end text:name="OrgXref.orgc6d279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9aa8063"/>
<text:bookmark text:name="org9aa8063"/>iterm2 を Emacs から呼び出したい<text:tab/><text:span text:style-name="OrgTags">[<text:span text:style-name="OrgTag">Mac</text:span>]</text:span>
<text:bookmark-end text:name="OrgXref.org9aa8063"/></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f8f8740"/>
<text:bookmark text:name="orgf8f8740"/>カレントバッファのあるディレクトリをターミナルで表示
<text:bookmark-end text:name="OrgXref.orgf8f8740"/></text:h>
      <text:p text:style-name="OrgSrcBlockLastLine">(global-set-key<text:s/>(kbd<text:s/><text:span text:style-name="OrgSrcFontLockStringFace">"C-c<text:s/>f<text:s/>t"</text:span>)<text:s/>'open-current-directory)</text:p>
      <text:h text:style-name="Heading_20_2" text:outline-level="2" text:is-list-header="false">
<text:bookmark-start text:name="OrgXref.org56f987c"/>
<text:bookmark text:name="org56f987c"/>[postpone] Emacs起動してから使い始めるタイミングで実行する
<text:bookmark-end text:name="OrgXref.org56f987c"/></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と複数の設定が読み込まれましたが，今回の設定では，Emacs起動後に最初のアクション時に読み込まれます．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OrgSrcBlock">(<text:span text:style-name="OrgSrcFontLockKeywordFace">defun</text:span><text:s/><text:span text:style-name="OrgSrcFontLockFunctionNameFace">onetime-kicker</text:span><text:s/>()</text:p>
      <text:p text:style-name="OrgSrcBlock"><text:s/><text:s/><text:span text:style-name="OrgSrcFontLockDocFace">"Load<text:s/>and<text:s/>execute<text:s/>functions<text:s/>just<text:s/>one<text:s/>time."</text:span></text:p>
      <text:p text:style-name="OrgSrcBlock"><text:s/><text:s/>(<text:span text:style-name="OrgSrcFontLockKeywordFace">when</text:span><text:s/>(<text:span text:style-name="OrgSrcFontLockKeywordFace">require</text:span><text:s/>'<text:span text:style-name="OrgSrcFontLockConstantFace">postpone</text:span><text:s/>nil<text:s/>t)</text:p>
      <text:p text:style-name="OrgSrcBlock"><text:s/><text:s/><text:s/><text:s/>(postpone-mode<text:s/>1))</text:p>
      <text:p text:style-name="OrgSrcBlock"><text:s/><text:s/>(remove-hook<text:s/>'pre-command-hook<text:s/>#'onetime-kicker))</text:p>
      <text:p text:style-name="OrgSrcBlockLastLine">(add-hook<text:s/>'pre-command-hook<text:s/>#'onetime-kicker)</text:p>
      <text:h text:style-name="Heading_20_2" text:outline-level="2" text:is-list-header="false">
<text:bookmark-start text:name="OrgXref.orgb453a97"/>
<text:bookmark text:name="orgb453a97"/>[utility.el] 自作してテスト中の便利関数群
<text:bookmark-end text:name="OrgXref.orgb453a97"/></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s/>mac:delete-files-in-trash-bin</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9bb923c"/>
<text:bookmark text:name="org9bb923c"/>おわりに
<text:bookmark-end text:name="OrgXref.org9bb923c"/></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ff9200"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11-30T02:51:53</dc:date>
    <meta:creation-date>2017-11-30T02:51:53</meta:creation-date>
    <meta:generator>Emacs 26.0.90 (Org mode 9.1.3)</meta:generator>
    <meta:keyword/>
    <dc:subject/>
    <dc:title>Configurations for GNU Emacs</dc:title>
  </office:meta>
</office:document-meta>
</file>